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あちこち">
            <text:p>あちこち</text:p>
          </table:table-cell>
          <table:table-cell office:value-type="string" office:value="あちこち">
            <text:p>あちこち</text:p>
          </table:table-cell>
          <table:table-cell office:value-type="string" office:value="all over, here and there">
            <text:p>all over, here and ther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たちは朝からあちこち散歩しました。">
            <text:p>私たちは朝からあちこち散歩しました。</text:p>
          </table:table-cell>
          <table:table-cell office:value-type="string" office:value="わたし たち は あさ から あちこち さんぽ しました。">
            <text:p>わたし たち は あさ から あちこち さんぽ しました。</text:p>
          </table:table-cell>
          <table:table-cell office:value-type="string" office:value="Since this morning, we've been strolling about here and there.">
            <text:p>Since this morning, we've been strolling about here and there.</text:p>
          </table:table-cell>
          <table:table-cell office:value-type="string" office:value="彼の話をあちこちで聞きます。">
            <text:p>彼の話をあちこちで聞きます。</text:p>
          </table:table-cell>
          <table:table-cell office:value-type="string" office:value="かれ の はなし を あちこち で ききます。">
            <text:p>かれ の はなし を あちこち で ききます。</text:p>
          </table:table-cell>
          <table:table-cell office:value-type="string" office:value="I hear about him here and there.">
            <text:p>I hear about him here and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ちら">
            <text:p>そちら</text:p>
          </table:table-cell>
          <table:table-cell office:value-type="string" office:value="そちら">
            <text:p>そちら</text:p>
          </table:table-cell>
          <table:table-cell office:value-type="string" office:value="there (polite)">
            <text:p>there (polit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夕方そちらに着きます。">
            <text:p>夕方そちらに着きます。</text:p>
          </table:table-cell>
          <table:table-cell office:value-type="string" office:value="ゆうがた そちら に つきます。">
            <text:p>ゆうがた そちら に つきます。</text:p>
          </table:table-cell>
          <table:table-cell office:value-type="string" office:value="I'll get there in the evening.">
            <text:p>I'll get there in the evening.</text:p>
          </table:table-cell>
          <table:table-cell office:value-type="string" office:value="今からそちらに行ってもいいですか。">
            <text:p>今からそちらに行ってもいいですか。</text:p>
          </table:table-cell>
          <table:table-cell office:value-type="string" office:value="いま から そちら に いっても いい です か。">
            <text:p>いま から そちら に いっても いい です か。</text:p>
          </table:table-cell>
          <table:table-cell office:value-type="string" office:value="Can I go over there now?">
            <text:p>Can I go over there 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ちら">
            <text:p>あちら</text:p>
          </table:table-cell>
          <table:table-cell office:value-type="string" office:value="あちら">
            <text:p>あちら</text:p>
          </table:table-cell>
          <table:table-cell office:value-type="string" office:value="over there (polite)">
            <text:p>over there (polit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あちらに行ってみよう。">
            <text:p>あちらに行ってみよう。</text:p>
          </table:table-cell>
          <table:table-cell office:value-type="string" office:value="あちら に いって みよう。">
            <text:p>あちら に いって みよう。</text:p>
          </table:table-cell>
          <table:table-cell office:value-type="string" office:value="Let's go over there.">
            <text:p>Let's go over there.</text:p>
          </table:table-cell>
          <table:table-cell office:value-type="string" office:value="お手洗いはあちらです。">
            <text:p>お手洗いはあちらです。</text:p>
          </table:table-cell>
          <table:table-cell office:value-type="string" office:value="おてあらい は あちら です。">
            <text:p>おてあらい は あちら です。</text:p>
          </table:table-cell>
          <table:table-cell office:value-type="string" office:value="The washroom is over there.">
            <text:p>The washroom is ov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し">
            <text:p>もし</text:p>
          </table:table-cell>
          <table:table-cell office:value-type="string" office:value="もし">
            <text:p>もし</text:p>
          </table:table-cell>
          <table:table-cell office:value-type="string" office:value="if, in case of">
            <text:p>if, in case of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もし雨が降ったら、行きません。">
            <text:p>もし雨が降ったら、行きません。</text:p>
          </table:table-cell>
          <table:table-cell office:value-type="string" office:value="もし あめ が ふったら、いきません。">
            <text:p>もし あめ が ふったら、いきません。</text:p>
          </table:table-cell>
          <table:table-cell office:value-type="string" office:value="I won't go if it rains.">
            <text:p>I won't go if it rains.</text:p>
          </table:table-cell>
          <table:table-cell office:value-type="string" office:value="もし私があなただったら、彼女とは結婚しません。">
            <text:p>もし私があなただったら、彼女とは結婚しません。</text:p>
          </table:table-cell>
          <table:table-cell office:value-type="string" office:value="もし わたし が あなた だったら、かのじょ と は けっこん しません。">
            <text:p>もし わたし が あなた だったら、かのじょ と は けっこん しません。</text:p>
          </table:table-cell>
          <table:table-cell office:value-type="string" office:value="If I were you, I wouldn't marry her.">
            <text:p>If I were you, I wouldn't marry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るさい">
            <text:p>うるさい</text:p>
          </table:table-cell>
          <table:table-cell office:value-type="string" office:value="うるさい">
            <text:p>うるさい</text:p>
          </table:table-cell>
          <table:table-cell office:value-type="string" office:value="noisy, annoying">
            <text:p>noisy, annoyi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通りは車の音がうるさい。">
            <text:p>この通りは車の音がうるさい。</text:p>
          </table:table-cell>
          <table:table-cell office:value-type="string" office:value="この とおり は くるま の おと が うるさい。">
            <text:p>この とおり は くるま の おと が うるさい。</text:p>
          </table:table-cell>
          <table:table-cell office:value-type="string" office:value="Traffic is noisy on this street.">
            <text:p>Traffic is noisy on this street.</text:p>
          </table:table-cell>
          <table:table-cell office:value-type="string" office:value="朝から子どもたちがうるさい。">
            <text:p>朝から子どもたちがうるさい。</text:p>
          </table:table-cell>
          <table:table-cell office:value-type="string" office:value="あさ から こども たち が うるさい。">
            <text:p>あさ から こども たち が うるさい。</text:p>
          </table:table-cell>
          <table:table-cell office:value-type="string" office:value="The children have been noisy since morning.">
            <text:p>The children have been noisy sinc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固い">
            <text:p>固い</text:p>
          </table:table-cell>
          <table:table-cell office:value-type="string" office:value="かたい">
            <text:p>かたい</text:p>
          </table:table-cell>
          <table:table-cell office:value-type="string" office:value="stiff, tight">
            <text:p>stiff, tigh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の上司は頭が固い。">
            <text:p>私の上司は頭が固い。</text:p>
          </table:table-cell>
          <table:table-cell office:value-type="string" office:value="わたし の じょうし は あたま が かたい。">
            <text:p>わたし の じょうし は あたま が かたい。</text:p>
          </table:table-cell>
          <table:table-cell office:value-type="string" office:value="My boss is stubborn.">
            <text:p>My boss is stubborn.</text:p>
          </table:table-cell>
          <table:table-cell office:value-type="string" office:value="彼女は口が固い。">
            <text:p>彼女は口が固い。</text:p>
          </table:table-cell>
          <table:table-cell office:value-type="string" office:value="かのじょ は くち が かたい。">
            <text:p>かのじょ は くち が かたい。</text:p>
          </table:table-cell>
          <table:table-cell office:value-type="string" office:value="She has a tight mouth (= She can keep a secret).">
            <text:p>She has a tight mouth (= She can keep a secret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深い">
            <text:p>深い</text:p>
          </table:table-cell>
          <table:table-cell office:value-type="string" office:value="ふかい">
            <text:p>ふかい</text:p>
          </table:table-cell>
          <table:table-cell office:value-type="string" office:value="deep, profound">
            <text:p>deep, profoun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あの池はとても深い。">
            <text:p>あの池はとても深い。</text:p>
          </table:table-cell>
          <table:table-cell office:value-type="string" office:value="あの いけ は とても ふかい。">
            <text:p>あの いけ は とても ふかい。</text:p>
          </table:table-cell>
          <table:table-cell office:value-type="string" office:value="That pond is very deep.">
            <text:p>That pond is very deep.</text:p>
          </table:table-cell>
          <table:table-cell office:value-type="string" office:value="あの辺は雪が深い。">
            <text:p>あの辺は雪が深い。</text:p>
          </table:table-cell>
          <table:table-cell office:value-type="string" office:value="あの へん は ゆき が ふかい。">
            <text:p>あの へん は ゆき が ふかい。</text:p>
          </table:table-cell>
          <table:table-cell office:value-type="string" office:value="The snow is deep around there.">
            <text:p>The snow is deep around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白い">
            <text:p>面白い</text:p>
          </table:table-cell>
          <table:table-cell office:value-type="string" office:value="おもしろい">
            <text:p>おもしろい</text:p>
          </table:table-cell>
          <table:table-cell office:value-type="string" office:value="interesting, funny">
            <text:p>interesting, funn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本はすごく面白かった。">
            <text:p>この本はすごく面白かった。</text:p>
          </table:table-cell>
          <table:table-cell office:value-type="string" office:value="この ほん は すごく おもしろかった。">
            <text:p>この ほん は すごく おもしろかった。</text:p>
          </table:table-cell>
          <table:table-cell office:value-type="string" office:value="This book was very interesting.">
            <text:p>This book was very interesting.</text:p>
          </table:table-cell>
          <table:table-cell office:value-type="string" office:value="あなたの話は面白いね。">
            <text:p>あなたの話は面白いね。</text:p>
          </table:table-cell>
          <table:table-cell office:value-type="string" office:value="あなた の はなし は おもしろい ね。">
            <text:p>あなた の はなし は おもしろい ね。</text:p>
          </table:table-cell>
          <table:table-cell office:value-type="string" office:value="Your story's interesting.">
            <text:p>Your story's interes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く">
            <text:p>全く</text:p>
          </table:table-cell>
          <table:table-cell office:value-type="string" office:value="まったく">
            <text:p>まったく</text:p>
          </table:table-cell>
          <table:table-cell office:value-type="string" office:value="entirely, truly">
            <text:p>entirely, tru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には全く分かりません。">
            <text:p>私には全く分かりません。</text:p>
          </table:table-cell>
          <table:table-cell office:value-type="string" office:value="わたし に は まったく わかりません。">
            <text:p>わたし に は まったく わかりません。</text:p>
          </table:table-cell>
          <table:table-cell office:value-type="string" office:value="I don't understand at all.">
            <text:p>I don't understand at all.</text:p>
          </table:table-cell>
          <table:table-cell office:value-type="string" office:value="あの子は授業を全く聞いていません。">
            <text:p>あの子は授業を全く聞いていません。</text:p>
          </table:table-cell>
          <table:table-cell office:value-type="string" office:value="あの こ は じゅぎょう を まったく きいて いません。">
            <text:p>あの こ は じゅぎょう を まったく きいて いません。</text:p>
          </table:table-cell>
          <table:table-cell office:value-type="string" office:value="That child is not listening to the class at all.">
            <text:p>That child is not listening to the class at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分">
            <text:p>半分</text:p>
          </table:table-cell>
          <table:table-cell office:value-type="string" office:value="はんぶん">
            <text:p>はんぶん</text:p>
          </table:table-cell>
          <table:table-cell office:value-type="string" office:value="half">
            <text:p>hal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菓子を友達に半分あげた。">
            <text:p>お菓子を友達に半分あげた。</text:p>
          </table:table-cell>
          <table:table-cell office:value-type="string" office:value="おかし を ともだち に はんぶん あげた。">
            <text:p>おかし を ともだち に はんぶん あげた。</text:p>
          </table:table-cell>
          <table:table-cell office:value-type="string" office:value="I gave half of the sweets to my friend.">
            <text:p>I gave half of the sweets to my friend.</text:p>
          </table:table-cell>
          <table:table-cell office:value-type="string" office:value="この紙を半分に切ってください。">
            <text:p>この紙を半分に切ってください。</text:p>
          </table:table-cell>
          <table:table-cell office:value-type="string" office:value="この かみ を はんぶん に きって ください。">
            <text:p>この かみ を はんぶん に きって ください。</text:p>
          </table:table-cell>
          <table:table-cell office:value-type="string" office:value="Please cut this paper in half.">
            <text:p>Please cut this paper in ha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普通">
            <text:p>普通</text:p>
          </table:table-cell>
          <table:table-cell office:value-type="string" office:value="ふつう">
            <text:p>ふつう</text:p>
          </table:table-cell>
          <table:table-cell office:value-type="string" office:value="normal, regular">
            <text:p>normal, regul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普通の女の子だ。">
            <text:p>彼女は普通の女の子だ。</text:p>
          </table:table-cell>
          <table:table-cell office:value-type="string" office:value="かのじょ は ふつう の おんなのこ だ。">
            <text:p>かのじょ は ふつう の おんなのこ だ。</text:p>
          </table:table-cell>
          <table:table-cell office:value-type="string" office:value="She's just a normal girl.">
            <text:p>She's just a normal girl.</text:p>
          </table:table-cell>
          <table:table-cell office:value-type="string" office:value="あの人は普通じゃない。">
            <text:p>あの人は普通じゃない。</text:p>
          </table:table-cell>
          <table:table-cell office:value-type="string" office:value="あの ひと は ふつう じゃ ない。">
            <text:p>あの ひと は ふつう じゃ ない。</text:p>
          </table:table-cell>
          <table:table-cell office:value-type="string" office:value="That person is not normal.">
            <text:p>That person is not norm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">
            <text:p>分</text:p>
          </table:table-cell>
          <table:table-cell office:value-type="string" office:value="ぶん">
            <text:p>ぶん</text:p>
          </table:table-cell>
          <table:table-cell office:value-type="string" office:value="amount, share">
            <text:p>amount, sha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ケーキはあなたの分です。">
            <text:p>このケーキはあなたの分です。</text:p>
          </table:table-cell>
          <table:table-cell office:value-type="string" office:value="この ケーキ は あなた の ぶん です。">
            <text:p>この ケーキ は あなた の ぶん です。</text:p>
          </table:table-cell>
          <table:table-cell office:value-type="string" office:value="This is your share of the cake.">
            <text:p>This is your share of the cake.</text:p>
          </table:table-cell>
          <table:table-cell office:value-type="string" office:value="弟が私の分を食べてしまった。">
            <text:p>弟が私の分を食べてしまった。</text:p>
          </table:table-cell>
          <table:table-cell office:value-type="string" office:value="おとうと が わたし の ぶん を たべて しまった。">
            <text:p>おとうと が わたし の ぶん を たべて しまった。</text:p>
          </table:table-cell>
          <table:table-cell office:value-type="string" office:value="My younger brother ate my share of the food.">
            <text:p>My younger brother ate my share of the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化">
            <text:p>文化</text:p>
          </table:table-cell>
          <table:table-cell office:value-type="string" office:value="ぶんか">
            <text:p>ぶんか</text:p>
          </table:table-cell>
          <table:table-cell office:value-type="string" office:value="culture">
            <text:p>cul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この国の文化を勉強しています。">
            <text:p>私はこの国の文化を勉強しています。</text:p>
          </table:table-cell>
          <table:table-cell office:value-type="string" office:value="わたし は この くに の ぶんか を べんきょう して います。">
            <text:p>わたし は この くに の ぶんか を べんきょう して います。</text:p>
          </table:table-cell>
          <table:table-cell office:value-type="string" office:value="I'm studying this country's culture.">
            <text:p>I'm studying this country's culture.</text:p>
          </table:table-cell>
          <table:table-cell office:value-type="string" office:value="私は日本の文化をもっと知りたいです。">
            <text:p>私は日本の文化をもっと知りたいです。</text:p>
          </table:table-cell>
          <table:table-cell office:value-type="string" office:value="わたし は にほん の ぶんか を もっと しりたい です。">
            <text:p>わたし は にほん の ぶんか を もっと しりたい です。</text:p>
          </table:table-cell>
          <table:table-cell office:value-type="string" office:value="I want to learn more about the Japanese culture.">
            <text:p>I want to learn more about the Japanese cul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日">
            <text:p>毎日</text:p>
          </table:table-cell>
          <table:table-cell office:value-type="string" office:value="まいにち">
            <text:p>まいにち</text:p>
          </table:table-cell>
          <table:table-cell office:value-type="string" office:value="every day">
            <text:p>every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毎日散歩をします。">
            <text:p>私たちは毎日散歩をします。</text:p>
          </table:table-cell>
          <table:table-cell office:value-type="string" office:value="わたし たち は まいにち さんぽ を します。">
            <text:p>わたし たち は まいにち さんぽ を します。</text:p>
          </table:table-cell>
          <table:table-cell office:value-type="string" office:value="We go for a walk every day.">
            <text:p>We go for a walk every day.</text:p>
          </table:table-cell>
          <table:table-cell office:value-type="string" office:value="彼は毎日トレーニングをするの。">
            <text:p>彼は毎日トレーニングをするの。</text:p>
          </table:table-cell>
          <table:table-cell office:value-type="string" office:value="かれ は まいにち トレーニング を する の。">
            <text:p>かれ は まいにち トレーニング を する の。</text:p>
          </table:table-cell>
          <table:table-cell office:value-type="string" office:value="He works out every day.">
            <text:p>He works out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を付ける">
            <text:p>気を付ける</text:p>
          </table:table-cell>
          <table:table-cell office:value-type="string" office:value="きをつける">
            <text:p>きをつける</text:p>
          </table:table-cell>
          <table:table-cell office:value-type="string" office:value="be careful about, pay attention to">
            <text:p>be careful about, pay attention to</text:p>
          </table:table-cell>
          <table:table-cell office:value-type="string" office:value="Phrase">
            <text:p>Phrase</text:p>
          </table:table-cell>
          <table:table-cell office:value-type="string" office:value="2">
            <text:p>2</text:p>
          </table:table-cell>
          <table:table-cell office:value-type="string" office:value="体に気を付けてください。">
            <text:p>体に気を付けてください。</text:p>
          </table:table-cell>
          <table:table-cell office:value-type="string" office:value="からだ に きをつけて ください。">
            <text:p>からだ に きをつけて ください。</text:p>
          </table:table-cell>
          <table:table-cell office:value-type="string" office:value="Please take care of yourself.">
            <text:p>Please take care of yourself.</text:p>
          </table:table-cell>
          <table:table-cell office:value-type="string" office:value="これからはもっと気を付けます。">
            <text:p>これからはもっと気を付けます。</text:p>
          </table:table-cell>
          <table:table-cell office:value-type="string" office:value="これから は もっと きをつけます。">
            <text:p>これから は もっと きをつけます。</text:p>
          </table:table-cell>
          <table:table-cell office:value-type="string" office:value="I will be more careful from now on.">
            <text:p>I will be more careful from now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守る">
            <text:p>守る</text:p>
          </table:table-cell>
          <table:table-cell office:value-type="string" office:value="まもる">
            <text:p>まもる</text:p>
          </table:table-cell>
          <table:table-cell office:value-type="string" office:value="protect, observe">
            <text:p>protect, obser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約束を守る人です。">
            <text:p>彼は約束を守る人です。</text:p>
          </table:table-cell>
          <table:table-cell office:value-type="string" office:value="かれ は やくそく を まもる ひと です。">
            <text:p>かれ は やくそく を まもる ひと です。</text:p>
          </table:table-cell>
          <table:table-cell office:value-type="string" office:value="He's one to keep his promise.">
            <text:p>He's one to keep his promise.</text:p>
          </table:table-cell>
          <table:table-cell office:value-type="string" office:value="みんなで自然を守りましょう。">
            <text:p>みんなで自然を守りましょう。</text:p>
          </table:table-cell>
          <table:table-cell office:value-type="string" office:value="みんな で しぜん を まもりましょう。">
            <text:p>みんな で しぜん を まもりましょう。</text:p>
          </table:table-cell>
          <table:table-cell office:value-type="string" office:value="Let's all work to protect Nature.">
            <text:p>Let's all work to protect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ちろん">
            <text:p>もちろん</text:p>
          </table:table-cell>
          <table:table-cell office:value-type="string" office:value="もちろん">
            <text:p>もちろん</text:p>
          </table:table-cell>
          <table:table-cell office:value-type="string" office:value="of course">
            <text:p>of cours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もちろん一緒に行きます。">
            <text:p>もちろん一緒に行きます。</text:p>
          </table:table-cell>
          <table:table-cell office:value-type="string" office:value="もちろん いっしょ に いきます。">
            <text:p>もちろん いっしょ に いきます。</text:p>
          </table:table-cell>
          <table:table-cell office:value-type="string" office:value="Of course I'll go with you.">
            <text:p>Of course I'll go with you.</text:p>
          </table:table-cell>
          <table:table-cell office:value-type="string" office:value="もちろん一緒に来てもいいですよ。">
            <text:p>もちろん一緒に来てもいいですよ。</text:p>
          </table:table-cell>
          <table:table-cell office:value-type="string" office:value="もちろん いっしょ に きても いい です よ。">
            <text:p>もちろん いっしょ に きても いい です よ。</text:p>
          </table:table-cell>
          <table:table-cell office:value-type="string" office:value="Of course, you can come with me.">
            <text:p>Of course, you can come with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はり">
            <text:p>やはり</text:p>
          </table:table-cell>
          <table:table-cell office:value-type="string" office:value="やはり">
            <text:p>やはり</text:p>
          </table:table-cell>
          <table:table-cell office:value-type="string" office:value="as expected">
            <text:p>as expected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やはり遅刻しました。">
            <text:p>彼はやはり遅刻しました。</text:p>
          </table:table-cell>
          <table:table-cell office:value-type="string" office:value="かれ は やはり ちこく しました。">
            <text:p>かれ は やはり ちこく しました。</text:p>
          </table:table-cell>
          <table:table-cell office:value-type="string" office:value="He was late, as expected.">
            <text:p>He was late, as expected.</text:p>
          </table:table-cell>
          <table:table-cell office:value-type="string" office:value="やはり彼女は来なかった。">
            <text:p>やはり彼女は来なかった。</text:p>
          </table:table-cell>
          <table:table-cell office:value-type="string" office:value="やはり かのじょ は こなかった。">
            <text:p>やはり かのじょ は こなかった。</text:p>
          </table:table-cell>
          <table:table-cell office:value-type="string" office:value="As expected, she didn't come.">
            <text:p>As expected, she didn't c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くら">
            <text:p>いくら</text:p>
          </table:table-cell>
          <table:table-cell office:value-type="string" office:value="いくら">
            <text:p>いくら</text:p>
          </table:table-cell>
          <table:table-cell office:value-type="string" office:value="how much (money)">
            <text:p>how much (money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この靴はいくらですか。">
            <text:p>この靴はいくらですか。</text:p>
          </table:table-cell>
          <table:table-cell office:value-type="string" office:value="この くつ は いくら です か 。">
            <text:p>この くつ は いくら です か 。</text:p>
          </table:table-cell>
          <table:table-cell office:value-type="string" office:value="How much are these shoes?">
            <text:p>How much are these shoes?</text:p>
          </table:table-cell>
          <table:table-cell office:value-type="string" office:value="カラーコピーは一枚いくらですか。">
            <text:p>カラーコピーは一枚いくらですか。</text:p>
          </table:table-cell>
          <table:table-cell office:value-type="string" office:value="カラー コピー は いち まい いくら です か。">
            <text:p>カラー コピー は いち まい いくら です か。</text:p>
          </table:table-cell>
          <table:table-cell office:value-type="string" office:value="How much is a color copy?">
            <text:p>How much is a color cop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ろしく">
            <text:p>よろしく</text:p>
          </table:table-cell>
          <table:table-cell office:value-type="string" office:value="よろしく">
            <text:p>よろしく</text:p>
          </table:table-cell>
          <table:table-cell office:value-type="string" office:value="one's regards">
            <text:p>one's regard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よろしくお願いします。">
            <text:p>よろしくお願いします。</text:p>
          </table:table-cell>
          <table:table-cell office:value-type="string" office:value="よろしく おねがい します。">
            <text:p>よろしく おねがい します。</text:p>
          </table:table-cell>
          <table:table-cell office:value-type="string" office:value="My best regards.">
            <text:p>My best regards.</text:p>
          </table:table-cell>
          <table:table-cell office:value-type="string" office:value="お母さんによろしくお伝えください。">
            <text:p>お母さんによろしくお伝えください。</text:p>
          </table:table-cell>
          <table:table-cell office:value-type="string" office:value="おかあさん に よろしく おつたえ ください。">
            <text:p>おかあさん に よろしく おつたえ ください。</text:p>
          </table:table-cell>
          <table:table-cell office:value-type="string" office:value="Please give my best to your mother.">
            <text:p>Please give my best to your 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なた">
            <text:p>どなた</text:p>
          </table:table-cell>
          <table:table-cell office:value-type="string" office:value="どなた">
            <text:p>どなた</text:p>
          </table:table-cell>
          <table:table-cell office:value-type="string" office:value="who (polite)">
            <text:p>who (polite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失礼ですが、どなたですか。">
            <text:p>失礼ですが、どなたですか。</text:p>
          </table:table-cell>
          <table:table-cell office:value-type="string" office:value="しつれい です が、どなた です か。">
            <text:p>しつれい です が、どなた です か。</text:p>
          </table:table-cell>
          <table:table-cell office:value-type="string" office:value="Excuse me, but who are you?">
            <text:p>Excuse me, but who are you?</text:p>
          </table:table-cell>
          <table:table-cell office:value-type="string" office:value="どなたか私のかばんを見ませんでしたか。">
            <text:p>どなたか私のかばんを見ませんでしたか。</text:p>
          </table:table-cell>
          <table:table-cell office:value-type="string" office:value="どなた か わたし の かばん を みません でした か。">
            <text:p>どなた か わたし の かばん を みません でした か。</text:p>
          </table:table-cell>
          <table:table-cell office:value-type="string" office:value="Has anyone seen my bag?">
            <text:p>Has anyone seen my ba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許す">
            <text:p>許す</text:p>
          </table:table-cell>
          <table:table-cell office:value-type="string" office:value="ゆるす">
            <text:p>ゆるす</text:p>
          </table:table-cell>
          <table:table-cell office:value-type="string" office:value="permit, forgive">
            <text:p>permit, forgi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彼を許しました。">
            <text:p>私は彼を許しました。</text:p>
          </table:table-cell>
          <table:table-cell office:value-type="string" office:value="わたし は かれ を ゆるしました。">
            <text:p>わたし は かれ を ゆるしました。</text:p>
          </table:table-cell>
          <table:table-cell office:value-type="string" office:value="I forgave him.">
            <text:p>I forgave him.</text:p>
          </table:table-cell>
          <table:table-cell office:value-type="string" office:value="まあ今回は許してあげよう。">
            <text:p>まあ今回は許してあげよう。</text:p>
          </table:table-cell>
          <table:table-cell office:value-type="string" office:value="まあ こんかい は ゆるして あげよう 。">
            <text:p>まあ こんかい は ゆるして あげよう 。</text:p>
          </table:table-cell>
          <table:table-cell office:value-type="string" office:value="Well, I'll let you off this time.">
            <text:p>Well, I'll let you off this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ける">
            <text:p>分ける</text:p>
          </table:table-cell>
          <table:table-cell office:value-type="string" office:value="わける">
            <text:p>わける</text:p>
          </table:table-cell>
          <table:table-cell office:value-type="string" office:value="divide, share">
            <text:p>divide, shar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菓子をみんなで分けました。">
            <text:p>お菓子をみんなで分けました。</text:p>
          </table:table-cell>
          <table:table-cell office:value-type="string" office:value="おかし を みんな で わけました。">
            <text:p>おかし を みんな で わけました。</text:p>
          </table:table-cell>
          <table:table-cell office:value-type="string" office:value="We shared the sweets with everyone.">
            <text:p>We shared the sweets with everyone.</text:p>
          </table:table-cell>
          <table:table-cell office:value-type="string" office:value="ドーナッツを妹と二人で分けた。">
            <text:p>ドーナッツを妹と二人で分けた。</text:p>
          </table:table-cell>
          <table:table-cell office:value-type="string" office:value="ドーナッツ を いもうと と ふたり で わけた。">
            <text:p>ドーナッツ を いもうと と ふたり で わけた。</text:p>
          </table:table-cell>
          <table:table-cell office:value-type="string" office:value="I shared a doughnut with my younger sister.">
            <text:p>I shared a doughnut with my younger si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然">
            <text:p>自然</text:p>
          </table:table-cell>
          <table:table-cell office:value-type="string" office:value="しぜん">
            <text:p>しぜん</text:p>
          </table:table-cell>
          <table:table-cell office:value-type="string" office:value="nature">
            <text:p>n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みんなで自然を守りましょう。">
            <text:p>みんなで自然を守りましょう。</text:p>
          </table:table-cell>
          <table:table-cell office:value-type="string" office:value="みんな で しぜん を まもりましょう。">
            <text:p>みんな で しぜん を まもりましょう。</text:p>
          </table:table-cell>
          <table:table-cell office:value-type="string" office:value="Let us all work together to protect nature.">
            <text:p>Let us all work together to protect nature.</text:p>
          </table:table-cell>
          <table:table-cell office:value-type="string" office:value="この町は自然が美しいです。">
            <text:p>この町は自然が美しいです。</text:p>
          </table:table-cell>
          <table:table-cell office:value-type="string" office:value="この まち は しぜん が うつくしい です。">
            <text:p>この まち は しぜん が うつくしい です。</text:p>
          </table:table-cell>
          <table:table-cell office:value-type="string" office:value="This town has beautiful nature.">
            <text:p>This town has beautiful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パート">
            <text:p>アパート</text:p>
          </table:table-cell>
          <table:table-cell office:value-type="string" office:value="アパート">
            <text:p>アパート</text:p>
          </table:table-cell>
          <table:table-cell office:value-type="string" office:value="apartment, flat">
            <text:p>apartment, fl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アパートに住んでいます。">
            <text:p>彼はアパートに住んでいます。</text:p>
          </table:table-cell>
          <table:table-cell office:value-type="string" office:value="かれ は アパート に すんで います。">
            <text:p>かれ は アパート に すんで います。</text:p>
          </table:table-cell>
          <table:table-cell office:value-type="string" office:value="He lives in an apartment.">
            <text:p>He lives in an apartment.</text:p>
          </table:table-cell>
          <table:table-cell office:value-type="string" office:value="私のうちはアパートの二階です。">
            <text:p>私のうちはアパートの二階です。</text:p>
          </table:table-cell>
          <table:table-cell office:value-type="string" office:value="わたし の うち は アパート の に かい です。">
            <text:p>わたし の うち は アパート の に かい です。</text:p>
          </table:table-cell>
          <table:table-cell office:value-type="string" office:value="My place is on the second floor of an apartment building.">
            <text:p>My place is on the second floor of an apartment buil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ホテル">
            <text:p>ホテル</text:p>
          </table:table-cell>
          <table:table-cell office:value-type="string" office:value="ホテル">
            <text:p>ホテル</text:p>
          </table:table-cell>
          <table:table-cell office:value-type="string" office:value="hotel">
            <text:p>hot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ホテルに着きました。">
            <text:p>今ホテルに着きました。</text:p>
          </table:table-cell>
          <table:table-cell office:value-type="string" office:value="いま ホテル に つきました。">
            <text:p>いま ホテル に つきました。</text:p>
          </table:table-cell>
          <table:table-cell office:value-type="string" office:value="I've just arrived at the hotel.">
            <text:p>I've just arrived at the hotel.</text:p>
          </table:table-cell>
          <table:table-cell office:value-type="string" office:value="今日はこのホテルに泊まります。">
            <text:p>今日はこのホテルに泊まります。</text:p>
          </table:table-cell>
          <table:table-cell office:value-type="string" office:value="きょう は この ホテル に とまります。">
            <text:p>きょう は この ホテル に とまります。</text:p>
          </table:table-cell>
          <table:table-cell office:value-type="string" office:value="I'm staying at this hotel today.">
            <text:p>I'm staying at this hote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ソコン">
            <text:p>パソコン</text:p>
          </table:table-cell>
          <table:table-cell office:value-type="string" office:value="パソコン">
            <text:p>パソコン</text:p>
          </table:table-cell>
          <table:table-cell office:value-type="string" office:value="personal computer">
            <text:p>personal compu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パソコンを2台持っています。">
            <text:p>彼はパソコンを2台持っています。</text:p>
          </table:table-cell>
          <table:table-cell office:value-type="string" office:value="かれ は パソコン を 2 だい もって います。">
            <text:p>かれ は パソコン を 2 だい もって います。</text:p>
          </table:table-cell>
          <table:table-cell office:value-type="string" office:value="He has two personal computers.">
            <text:p>He has two personal computers.</text:p>
          </table:table-cell>
          <table:table-cell office:value-type="string" office:value="このパソコンを使ってください。">
            <text:p>このパソコンを使ってください。</text:p>
          </table:table-cell>
          <table:table-cell office:value-type="string" office:value="この パソコン を つかって ください。">
            <text:p>この パソコン を つかって ください。</text:p>
          </table:table-cell>
          <table:table-cell office:value-type="string" office:value="Please use this computer.">
            <text:p>Please use this compu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まい">
            <text:p>うまい</text:p>
          </table:table-cell>
          <table:table-cell office:value-type="string" office:value="うまい">
            <text:p>うまい</text:p>
          </table:table-cell>
          <table:table-cell office:value-type="string" office:value="good at">
            <text:p>good a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野球がうまい。">
            <text:p>彼は野球がうまい。</text:p>
          </table:table-cell>
          <table:table-cell office:value-type="string" office:value="かれ は やきゅう が うまい。">
            <text:p>かれ は やきゅう が うまい。</text:p>
          </table:table-cell>
          <table:table-cell office:value-type="string" office:value="He's good at baseball.">
            <text:p>He's good at baseball.</text:p>
          </table:table-cell>
          <table:table-cell office:value-type="string" office:value="彼は文章がとてもうまい。">
            <text:p>彼は文章がとてもうまい。</text:p>
          </table:table-cell>
          <table:table-cell office:value-type="string" office:value="かれ は ぶんしょう が とても うまい。">
            <text:p>かれ は ぶんしょう が とても うまい。</text:p>
          </table:table-cell>
          <table:table-cell office:value-type="string" office:value="His writing is very good.">
            <text:p>His writing is very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るい">
            <text:p>明るい</text:p>
          </table:table-cell>
          <table:table-cell office:value-type="string" office:value="あかるい">
            <text:p>あかるい</text:p>
          </table:table-cell>
          <table:table-cell office:value-type="string" office:value="bright, cheerful">
            <text:p>bright, cheer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明るい性格です。">
            <text:p>彼女は明るい性格です。</text:p>
          </table:table-cell>
          <table:table-cell office:value-type="string" office:value="かのじょ は あかるい せいかく です。">
            <text:p>かのじょ は あかるい せいかく です。</text:p>
          </table:table-cell>
          <table:table-cell office:value-type="string" office:value="She has a cheerful personality.">
            <text:p>She has a cheerful personality.</text:p>
          </table:table-cell>
          <table:table-cell office:value-type="string" office:value="妻は明るくて賑やかな人です。">
            <text:p>妻は明るくて賑やかな人です。</text:p>
          </table:table-cell>
          <table:table-cell office:value-type="string" office:value="つま は あかるくて にぎやか な ひと です。">
            <text:p>つま は あかるくて にぎやか な ひと です。</text:p>
          </table:table-cell>
          <table:table-cell office:value-type="string" office:value="My wife is cheerful and lively.">
            <text:p>My wife is cheerful and liv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ぐ">
            <text:p>急ぐ</text:p>
          </table:table-cell>
          <table:table-cell office:value-type="string" office:value="いそぐ">
            <text:p>いそぐ</text:p>
          </table:table-cell>
          <table:table-cell office:value-type="string" office:value="hurry, do quickly">
            <text:p>hurry, do quickl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駅へ急ぎました。">
            <text:p>私たちは駅へ急ぎました。</text:p>
          </table:table-cell>
          <table:table-cell office:value-type="string" office:value="わたし たち は えき へ いそぎました。">
            <text:p>わたし たち は えき へ いそぎました。</text:p>
          </table:table-cell>
          <table:table-cell office:value-type="string" office:value="We hurried to the station.">
            <text:p>We hurried to the station.</text:p>
          </table:table-cell>
          <table:table-cell office:value-type="string" office:value="時間がないので急いでください。">
            <text:p>時間がないので急いでください。</text:p>
          </table:table-cell>
          <table:table-cell office:value-type="string" office:value="じかん が ない ので いそいで ください。">
            <text:p>じかん が ない ので いそいで ください。</text:p>
          </table:table-cell>
          <table:table-cell office:value-type="string" office:value="We don't have time, so please hurry.">
            <text:p>We don't have time, so please hu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歌">
            <text:p>歌</text:p>
          </table:table-cell>
          <table:table-cell office:value-type="string" office:value="うた">
            <text:p>うた</text:p>
          </table:table-cell>
          <table:table-cell office:value-type="string" office:value="song">
            <text:p>so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その歌を知らなかった。">
            <text:p>私はその歌を知らなかった。</text:p>
          </table:table-cell>
          <table:table-cell office:value-type="string" office:value="わたし は その うた を しらなかった。">
            <text:p>わたし は その うた を しらなかった。</text:p>
          </table:table-cell>
          <table:table-cell office:value-type="string" office:value="I didn't know that song.">
            <text:p>I didn't know that song.</text:p>
          </table:table-cell>
          <table:table-cell office:value-type="string" office:value="妹は歌が上手です。">
            <text:p>妹は歌が上手です。</text:p>
          </table:table-cell>
          <table:table-cell office:value-type="string" office:value="いもうと は うた が じょうず です。">
            <text:p>いもうと は うた が じょうず です。</text:p>
          </table:table-cell>
          <table:table-cell office:value-type="string" office:value="My little sister can sing.">
            <text:p>My little sister can 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学校">
            <text:p>中学校</text:p>
          </table:table-cell>
          <table:table-cell office:value-type="string" office:value="ちゅうがっこう">
            <text:p>ちゅうがっこう</text:p>
          </table:table-cell>
          <table:table-cell office:value-type="string" office:value="junior high school">
            <text:p>junior high 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の中学校は家から5分です。">
            <text:p>息子の中学校は家から5分です。</text:p>
          </table:table-cell>
          <table:table-cell office:value-type="string" office:value="むすこ の ちゅうがっこう は いえ から 5 ふん です。">
            <text:p>むすこ の ちゅうがっこう は いえ から 5 ふん です。</text:p>
          </table:table-cell>
          <table:table-cell office:value-type="string" office:value="My son's junior high is five minutes from our house.">
            <text:p>My son's junior high is five minutes from our house.</text:p>
          </table:table-cell>
          <table:table-cell office:value-type="string" office:value="この中学校は生徒が何人いますか。">
            <text:p>この中学校は生徒が何人いますか。</text:p>
          </table:table-cell>
          <table:table-cell office:value-type="string" office:value="この ちゅうがっこう は せいと が なん にん います か。">
            <text:p>この ちゅうがっこう は せいと が なん にん います か。</text:p>
          </table:table-cell>
          <table:table-cell office:value-type="string" office:value="How many students are there in this junior high school?">
            <text:p>How many students are there in this junior high school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スト">
            <text:p>テスト</text:p>
          </table:table-cell>
          <table:table-cell office:value-type="string" office:value="テスト">
            <text:p>テスト</text:p>
          </table:table-cell>
          <table:table-cell office:value-type="string" office:value="test">
            <text:p>tes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は理科のテストです。">
            <text:p>明日は理科のテストです。</text:p>
          </table:table-cell>
          <table:table-cell office:value-type="string" office:value="あした は りか の テスト です。">
            <text:p>あした は りか の テスト です。</text:p>
          </table:table-cell>
          <table:table-cell office:value-type="string" office:value="I have a science test tomorrow.">
            <text:p>I have a science test tomorrow.</text:p>
          </table:table-cell>
          <table:table-cell office:value-type="string" office:value="今週は日本語のテストがあります。">
            <text:p>今週は日本語のテストがあります。</text:p>
          </table:table-cell>
          <table:table-cell office:value-type="string" office:value="こんしゅう は にほん ご の テスト が あります。">
            <text:p>こんしゅう は にほん ご の テスト が あります。</text:p>
          </table:table-cell>
          <table:table-cell office:value-type="string" office:value="We have a Japanese test this week.">
            <text:p>We have a Japanese test this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ポスト">
            <text:p>ポスト</text:p>
          </table:table-cell>
          <table:table-cell office:value-type="string" office:value="ポスト">
            <text:p>ポスト</text:p>
          </table:table-cell>
          <table:table-cell office:value-type="string" office:value="postbox, mailbox">
            <text:p>postbox, mailbox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手紙をポストに入れました。">
            <text:p>手紙をポストに入れました。</text:p>
          </table:table-cell>
          <table:table-cell office:value-type="string" office:value="てがみ を ポスト に いれました。">
            <text:p>てがみ を ポスト に いれました。</text:p>
          </table:table-cell>
          <table:table-cell office:value-type="string" office:value="I put a letter in the mailbox.">
            <text:p>I put a letter in the mailbox.</text:p>
          </table:table-cell>
          <table:table-cell office:value-type="string" office:value="ポストはそこの曲がり角にあります。">
            <text:p>ポストはそこの曲がり角にあります。</text:p>
          </table:table-cell>
          <table:table-cell office:value-type="string" office:value="ポスト は そこ の まがりかど に あります。">
            <text:p>ポスト は そこ の まがりかど に あります。</text:p>
          </table:table-cell>
          <table:table-cell office:value-type="string" office:value="There's a post box on that corner.">
            <text:p>There's a post box on that cor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ンカチ">
            <text:p>ハンカチ</text:p>
          </table:table-cell>
          <table:table-cell office:value-type="string" office:value="ハンカチ">
            <text:p>ハンカチ</text:p>
          </table:table-cell>
          <table:table-cell office:value-type="string" office:value="handkerchief">
            <text:p>handkerchie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ハンカチで手をふきました。">
            <text:p>ハンカチで手をふきました。</text:p>
          </table:table-cell>
          <table:table-cell office:value-type="string" office:value="ハンカチ で て を ふきました。">
            <text:p>ハンカチ で て を ふきました。</text:p>
          </table:table-cell>
          <table:table-cell office:value-type="string" office:value="I wiped my hands with my handkerchief.">
            <text:p>I wiped my hands with my handkerchief.</text:p>
          </table:table-cell>
          <table:table-cell office:value-type="string" office:value="右のポケットにハンカチが入っています。">
            <text:p>右のポケットにハンカチが入っています。</text:p>
          </table:table-cell>
          <table:table-cell office:value-type="string" office:value="みぎ の ポケット に ハンカチ が はいって います。">
            <text:p>みぎ の ポケット に ハンカチ が はいって います。</text:p>
          </table:table-cell>
          <table:table-cell office:value-type="string" office:value="I have a handkerchief in my right pocket.">
            <text:p>I have a handkerchief in my right po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髪">
            <text:p>髪</text:p>
          </table:table-cell>
          <table:table-cell office:value-type="string" office:value="かみ">
            <text:p>かみ</text:p>
          </table:table-cell>
          <table:table-cell office:value-type="string" office:value="hair, hairstyle">
            <text:p>hair, hairsty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髪を切りました。">
            <text:p>昨日、髪を切りました。</text:p>
          </table:table-cell>
          <table:table-cell office:value-type="string" office:value="きのう、かみ を きりました。">
            <text:p>きのう、かみ を きりました。</text:p>
          </table:table-cell>
          <table:table-cell office:value-type="string" office:value="I had my hair cut yesterday.">
            <text:p>I had my hair cut yesterday.</text:p>
          </table:table-cell>
          <table:table-cell office:value-type="string" office:value="彼女の髪はとても長い。">
            <text:p>彼女の髪はとても長い。</text:p>
          </table:table-cell>
          <table:table-cell office:value-type="string" office:value="かのじょ の かみ は とても ながい。">
            <text:p>かのじょ の かみ は とても ながい。</text:p>
          </table:table-cell>
          <table:table-cell office:value-type="string" office:value="Her hair is very long.">
            <text:p>Her hair is very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帽子">
            <text:p>帽子</text:p>
          </table:table-cell>
          <table:table-cell office:value-type="string" office:value="ぼうし">
            <text:p>ぼうし</text:p>
          </table:table-cell>
          <table:table-cell office:value-type="string" office:value="hat, cap">
            <text:p>hat, ca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帽子を被りましょう。">
            <text:p>暑いので帽子を被りましょう。</text:p>
          </table:table-cell>
          <table:table-cell office:value-type="string" office:value="あつい ので ぼうし を かぶりましょう。">
            <text:p>あつい ので ぼうし を かぶりましょう。</text:p>
          </table:table-cell>
          <table:table-cell office:value-type="string" office:value="You should wear a hat because it's hot.">
            <text:p>You should wear a hat because it's hot.</text:p>
          </table:table-cell>
          <table:table-cell office:value-type="string" office:value="彼女の大きな帽子はとても目立つ。">
            <text:p>彼女の大きな帽子はとても目立つ。</text:p>
          </table:table-cell>
          <table:table-cell office:value-type="string" office:value="かのじょ の おおきな ぼうし は とても めだつ。">
            <text:p>かのじょ の おおきな ぼうし は とても めだつ。</text:p>
          </table:table-cell>
          <table:table-cell office:value-type="string" office:value="Her big hat really stands out.">
            <text:p>Her big hat really stands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被る">
            <text:p>被る</text:p>
          </table:table-cell>
          <table:table-cell office:value-type="string" office:value="かぶる">
            <text:p>かぶる</text:p>
          </table:table-cell>
          <table:table-cell office:value-type="string" office:value="wear, put on (on one's head)">
            <text:p>wear, put on (on one's head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帽子を被って外出した。">
            <text:p>帽子を被って外出した。</text:p>
          </table:table-cell>
          <table:table-cell office:value-type="string" office:value="ぼうし を かぶって がいしゅつ した。">
            <text:p>ぼうし を かぶって がいしゅつ した。</text:p>
          </table:table-cell>
          <table:table-cell office:value-type="string" office:value="I went out wearing a hat.">
            <text:p>I went out wearing a hat.</text:p>
          </table:table-cell>
          <table:table-cell office:value-type="string" office:value="暑いので帽子を被りましょう。">
            <text:p>暑いので帽子を被りましょう。</text:p>
          </table:table-cell>
          <table:table-cell office:value-type="string" office:value="あつい ので ぼうし を かぶりましょう。">
            <text:p>あつい ので ぼうし を かぶりましょう。</text:p>
          </table:table-cell>
          <table:table-cell office:value-type="string" office:value="You should wear a hat because it's hot.">
            <text:p>You should wear a hat because it's h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ブラウス">
            <text:p>ブラウス</text:p>
          </table:table-cell>
          <table:table-cell office:value-type="string" office:value="ブラウス">
            <text:p>ブラウス</text:p>
          </table:table-cell>
          <table:table-cell office:value-type="string" office:value="blouse">
            <text:p>blou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白いブラウスを着ている。">
            <text:p>彼女は白いブラウスを着ている。</text:p>
          </table:table-cell>
          <table:table-cell office:value-type="string" office:value="かのじょ は しろい ブラウス を きて いる。">
            <text:p>かのじょ は しろい ブラウス を きて いる。</text:p>
          </table:table-cell>
          <table:table-cell office:value-type="string" office:value="She's wearing a white blouse.">
            <text:p>She's wearing a white blouse.</text:p>
          </table:table-cell>
          <table:table-cell office:value-type="string" office:value="ブラウスをクリーニングに出した。">
            <text:p>ブラウスをクリーニングに出した。</text:p>
          </table:table-cell>
          <table:table-cell office:value-type="string" office:value="ブラウス を クリーニング に だした。">
            <text:p>ブラウス を クリーニング に だした。</text:p>
          </table:table-cell>
          <table:table-cell office:value-type="string" office:value="I took my blouse to the dry cleaner.">
            <text:p>I took my blouse to the dry clea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週末">
            <text:p>週末</text:p>
          </table:table-cell>
          <table:table-cell office:value-type="string" office:value="しゅうまつ">
            <text:p>しゅうまつ</text:p>
          </table:table-cell>
          <table:table-cell office:value-type="string" office:value="weekend">
            <text:p>weeke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週末は家でゆっくりします。">
            <text:p>週末は家でゆっくりします。</text:p>
          </table:table-cell>
          <table:table-cell office:value-type="string" office:value="しゅうまつ は うち で ゆっくり します。">
            <text:p>しゅうまつ は うち で ゆっくり します。</text:p>
          </table:table-cell>
          <table:table-cell office:value-type="string" office:value="I relax at home on weekends.">
            <text:p>I relax at home on weekends.</text:p>
          </table:table-cell>
          <table:table-cell office:value-type="string" office:value="週末は部屋の掃除をしました。">
            <text:p>週末は部屋の掃除をしました。</text:p>
          </table:table-cell>
          <table:table-cell office:value-type="string" office:value="しゅうまつ は へや の そうじ を しました。">
            <text:p>しゅうまつ は へや の そうじ を しました。</text:p>
          </table:table-cell>
          <table:table-cell office:value-type="string" office:value="I cleaned my room on the weekend.">
            <text:p>I cleaned my room on the week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週">
            <text:p>先週</text:p>
          </table:table-cell>
          <table:table-cell office:value-type="string" office:value="せんしゅう">
            <text:p>せんしゅう</text:p>
          </table:table-cell>
          <table:table-cell office:value-type="string" office:value="last week">
            <text:p>last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先週は海に行った。">
            <text:p>先週は海に行った。</text:p>
          </table:table-cell>
          <table:table-cell office:value-type="string" office:value="せんしゅう は うみ に いった。">
            <text:p>せんしゅう は うみ に いった。</text:p>
          </table:table-cell>
          <table:table-cell office:value-type="string" office:value="I went to the beach last week.">
            <text:p>I went to the beach last week.</text:p>
          </table:table-cell>
          <table:table-cell office:value-type="string" office:value="私は先週、イギリスから帰ってきました。">
            <text:p>私は先週、イギリスから帰ってきました。</text:p>
          </table:table-cell>
          <table:table-cell office:value-type="string" office:value="わたし は せんしゅう、イギリス から かえって きました。">
            <text:p>わたし は せんしゅう、イギリス から かえって きました。</text:p>
          </table:table-cell>
          <table:table-cell office:value-type="string" office:value="I returned from England last week.">
            <text:p>I returned from England las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再来週">
            <text:p>再来週</text:p>
          </table:table-cell>
          <table:table-cell office:value-type="string" office:value="さらいしゅう">
            <text:p>さらいしゅう</text:p>
          </table:table-cell>
          <table:table-cell office:value-type="string" office:value="the week after next">
            <text:p>the week after nex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再来週は忙しいです。">
            <text:p>再来週は忙しいです。</text:p>
          </table:table-cell>
          <table:table-cell office:value-type="string" office:value="さらいしゅう は いそがしい です。">
            <text:p>さらいしゅう は いそがしい です。</text:p>
          </table:table-cell>
          <table:table-cell office:value-type="string" office:value="I'll be busy the week after next.">
            <text:p>I'll be busy the week after next.</text:p>
          </table:table-cell>
          <table:table-cell office:value-type="string" office:value="再来週なら時間がありますよ。">
            <text:p>再来週なら時間がありますよ。</text:p>
          </table:table-cell>
          <table:table-cell office:value-type="string" office:value="さらいしゅう なら じかん が あります よ。">
            <text:p>さらいしゅう なら じかん が あります よ。</text:p>
          </table:table-cell>
          <table:table-cell office:value-type="string" office:value="I have time the week after next.">
            <text:p>I have time the week after nex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か">
            <text:p>いつか</text:p>
          </table:table-cell>
          <table:table-cell office:value-type="string" office:value="いつか">
            <text:p>いつか</text:p>
          </table:table-cell>
          <table:table-cell office:value-type="string" office:value="some time, some day">
            <text:p>some time, some d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僕はいつかアフリカに行きたい。">
            <text:p>僕はいつかアフリカに行きたい。</text:p>
          </table:table-cell>
          <table:table-cell office:value-type="string" office:value="ぼく は いつか アフリカ に いきたい。">
            <text:p>ぼく は いつか アフリカ に いきたい。</text:p>
          </table:table-cell>
          <table:table-cell office:value-type="string" office:value="I want to go to Africa some day.">
            <text:p>I want to go to Africa some day.</text:p>
          </table:table-cell>
          <table:table-cell office:value-type="string" office:value="私はいつか、日本語の先生になりたいです。">
            <text:p>私はいつか、日本語の先生になりたいです。</text:p>
          </table:table-cell>
          <table:table-cell office:value-type="string" office:value="わたし は いつか、にほん ご の せんせい に なりたい です。">
            <text:p>わたし は いつか、にほん ご の せんせい に なりたい です。</text:p>
          </table:table-cell>
          <table:table-cell office:value-type="string" office:value="I want to be a Japanese teacher someday.">
            <text:p>I want to be a Japanese teacher some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宿題">
            <text:p>宿題</text:p>
          </table:table-cell>
          <table:table-cell office:value-type="string" office:value="しゅくだい">
            <text:p>しゅくだい</text:p>
          </table:table-cell>
          <table:table-cell office:value-type="string" office:value="homework">
            <text:p>homewor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宿題、手伝ってくれない？">
            <text:p>宿題、手伝ってくれない？</text:p>
          </table:table-cell>
          <table:table-cell office:value-type="string" office:value="しゅくだい 、てつだって くれない？">
            <text:p>しゅくだい 、てつだって くれない？</text:p>
          </table:table-cell>
          <table:table-cell office:value-type="string" office:value="Can you help me with my homework?">
            <text:p>Can you help me with my homework?</text:p>
          </table:table-cell>
          <table:table-cell office:value-type="string" office:value="一緒に宿題をやろう。">
            <text:p>一緒に宿題をやろう。</text:p>
          </table:table-cell>
          <table:table-cell office:value-type="string" office:value="いっしょ に しゅくだい を やろう。">
            <text:p>いっしょ に しゅくだい を やろう。</text:p>
          </table:table-cell>
          <table:table-cell office:value-type="string" office:value="Let's do our homework together.">
            <text:p>Let's do our homework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鍵">
            <text:p>鍵</text:p>
          </table:table-cell>
          <table:table-cell office:value-type="string" office:value="かぎ">
            <text:p>かぎ</text:p>
          </table:table-cell>
          <table:table-cell office:value-type="string" office:value="key, lock">
            <text:p>key, lo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出かけるときは鍵を掛けてください。">
            <text:p>出かけるときは鍵を掛けてください。</text:p>
          </table:table-cell>
          <table:table-cell office:value-type="string" office:value="でかける とき は かぎ を かけて ください 。">
            <text:p>でかける とき は かぎ を かけて ください 。</text:p>
          </table:table-cell>
          <table:table-cell office:value-type="string" office:value="Please lock the door when you leave.">
            <text:p>Please lock the door when you leave.</text:p>
          </table:table-cell>
          <table:table-cell office:value-type="string" office:value="今日、鍵を無くしました。">
            <text:p>今日、鍵を無くしました。</text:p>
          </table:table-cell>
          <table:table-cell office:value-type="string" office:value="きょう かぎ を なくしました。">
            <text:p>きょう かぎ を なくしました。</text:p>
          </table:table-cell>
          <table:table-cell office:value-type="string" office:value="I lost my key today.">
            <text:p>I lost my ke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傘">
            <text:p>傘</text:p>
          </table:table-cell>
          <table:table-cell office:value-type="string" office:value="かさ">
            <text:p>かさ</text:p>
          </table:table-cell>
          <table:table-cell office:value-type="string" office:value="umbrella">
            <text:p>umbrell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車に傘を忘れた。">
            <text:p>電車に傘を忘れた。</text:p>
          </table:table-cell>
          <table:table-cell office:value-type="string" office:value="でんしゃ に かさ を わすれた。">
            <text:p>でんしゃ に かさ を わすれた。</text:p>
          </table:table-cell>
          <table:table-cell office:value-type="string" office:value="I left my umbrella on the train.">
            <text:p>I left my umbrella on the train.</text:p>
          </table:table-cell>
          <table:table-cell office:value-type="string" office:value="今日は傘を持っていきなさい。">
            <text:p>今日は傘を持っていきなさい。</text:p>
          </table:table-cell>
          <table:table-cell office:value-type="string" office:value="きょう は かさ を もって いきなさい。">
            <text:p>きょう は かさ を もって いきなさい。</text:p>
          </table:table-cell>
          <table:table-cell office:value-type="string" office:value="Take your umbrella with you today.">
            <text:p>Take your umbrella with you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換える">
            <text:p>乗り換える</text:p>
          </table:table-cell>
          <table:table-cell office:value-type="string" office:value="のりかえる">
            <text:p>のりかえる</text:p>
          </table:table-cell>
          <table:table-cell office:value-type="string" office:value="change, transfer">
            <text:p>change, transf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次の駅で地下鉄に乗り換えます。">
            <text:p>次の駅で地下鉄に乗り換えます。</text:p>
          </table:table-cell>
          <table:table-cell office:value-type="string" office:value="つぎ の えき で ちかてつ に のりかえます。">
            <text:p>つぎ の えき で ちかてつ に のりかえます。</text:p>
          </table:table-cell>
          <table:table-cell office:value-type="string" office:value="I'm transfering to the subway at the next station.">
            <text:p>I'm transfering to the subway at the next station.</text:p>
          </table:table-cell>
          <table:table-cell office:value-type="string" office:value="私は会社に行くのに2回乗り換えます。">
            <text:p>私は会社に行くのに2回乗り換えます。</text:p>
          </table:table-cell>
          <table:table-cell office:value-type="string" office:value="わたし は かいしゃ に いく の に 2 かい のりかえます。">
            <text:p>わたし は かいしゃ に いく の に 2 かい のりかえます。</text:p>
          </table:table-cell>
          <table:table-cell office:value-type="string" office:value="I change trains twice to go to work.">
            <text:p>I change trains twice to go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かう">
            <text:p>向かう</text:p>
          </table:table-cell>
          <table:table-cell office:value-type="string" office:value="むかう">
            <text:p>むかう</text:p>
          </table:table-cell>
          <table:table-cell office:value-type="string" office:value="face, head toward">
            <text:p>face, head towar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会社に向かっています。">
            <text:p>今、会社に向かっています。</text:p>
          </table:table-cell>
          <table:table-cell office:value-type="string" office:value="いま、かいしゃ に むかって います。">
            <text:p>いま、かいしゃ に むかって います。</text:p>
          </table:table-cell>
          <table:table-cell office:value-type="string" office:value="I'm heading for the office right now.">
            <text:p>I'm heading for the office right now.</text:p>
          </table:table-cell>
          <table:table-cell office:value-type="string" office:value="これから車でそちらに向かいます。">
            <text:p>これから車でそちらに向かいます。</text:p>
          </table:table-cell>
          <table:table-cell office:value-type="string" office:value="これから くるま で そちら に むかいます。">
            <text:p>これから くるま で そちら に むかいます。</text:p>
          </table:table-cell>
          <table:table-cell office:value-type="string" office:value="I'll head there by car from now.">
            <text:p>I'll head there by car from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屋">
            <text:p>本屋</text:p>
          </table:table-cell>
          <table:table-cell office:value-type="string" office:value="ほんや">
            <text:p>ほんや</text:p>
          </table:table-cell>
          <table:table-cell office:value-type="string" office:value="bookstore (colloquial)">
            <text:p>bookstore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前に本屋があります。">
            <text:p>駅前に本屋があります。</text:p>
          </table:table-cell>
          <table:table-cell office:value-type="string" office:value="えき まえ に ほんや が あります。">
            <text:p>えき まえ に ほんや が あります。</text:p>
          </table:table-cell>
          <table:table-cell office:value-type="string" office:value="There's a bookstore in front of the station.">
            <text:p>There's a bookstore in front of the station.</text:p>
          </table:table-cell>
          <table:table-cell office:value-type="string" office:value="最近、本屋の数が減っている。">
            <text:p>最近、本屋の数が減っている。</text:p>
          </table:table-cell>
          <table:table-cell office:value-type="string" office:value="さいきん、ほんや の かず が へって いる。">
            <text:p>さいきん、ほんや の かず が へって いる。</text:p>
          </table:table-cell>
          <table:table-cell office:value-type="string" office:value="Lately, there are fewer and fewer book stores.">
            <text:p>Lately, there are fewer and fewer book sto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茶">
            <text:p>お茶</text:p>
          </table:table-cell>
          <table:table-cell office:value-type="string" office:value="おちゃ">
            <text:p>おちゃ</text:p>
          </table:table-cell>
          <table:table-cell office:value-type="string" office:value="tea (polite)">
            <text:p>tea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茶を入れましょうか。">
            <text:p>お茶を入れましょうか。</text:p>
          </table:table-cell>
          <table:table-cell office:value-type="string" office:value="おちゃ を いれましょう か。">
            <text:p>おちゃ を いれましょう か。</text:p>
          </table:table-cell>
          <table:table-cell office:value-type="string" office:value="Shall I make tea?">
            <text:p>Shall I make tea?</text:p>
          </table:table-cell>
          <table:table-cell office:value-type="string" office:value="私たちは毎日お茶を飲みます。">
            <text:p>私たちは毎日お茶を飲みます。</text:p>
          </table:table-cell>
          <table:table-cell office:value-type="string" office:value="わたし たち は まいにち おちゃ を のみます。">
            <text:p>わたし たち は まいにち おちゃ を のみます。</text:p>
          </table:table-cell>
          <table:table-cell office:value-type="string" office:value="We drink tea every day.">
            <text:p>We drink tea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札口">
            <text:p>改札口</text:p>
          </table:table-cell>
          <table:table-cell office:value-type="string" office:value="かいさつぐち">
            <text:p>かいさつぐち</text:p>
          </table:table-cell>
          <table:table-cell office:value-type="string" office:value="ticket gate">
            <text:p>ticket ga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改札口で会いましょう。">
            <text:p>改札口で会いましょう。</text:p>
          </table:table-cell>
          <table:table-cell office:value-type="string" office:value="かいさつぐち で あいましょう。">
            <text:p>かいさつぐち で あいましょう。</text:p>
          </table:table-cell>
          <table:table-cell office:value-type="string" office:value="Let's meet at the ticket gate.">
            <text:p>Let's meet at the ticket gate.</text:p>
          </table:table-cell>
          <table:table-cell office:value-type="string" office:value="改札口で待ってます。">
            <text:p>改札口で待ってます。</text:p>
          </table:table-cell>
          <table:table-cell office:value-type="string" office:value="かいさつぐち で まってます。">
            <text:p>かいさつぐち で まってます。</text:p>
          </table:table-cell>
          <table:table-cell office:value-type="string" office:value="I'll wait for you at the ticket gate.">
            <text:p>I'll wait for you at the ticket g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晴れ">
            <text:p>晴れ</text:p>
          </table:table-cell>
          <table:table-cell office:value-type="string" office:value="はれ">
            <text:p>はれ</text:p>
          </table:table-cell>
          <table:table-cell office:value-type="string" office:value="fine weather, clear sky">
            <text:p>fine weather, clear sk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の天気は晴れです。">
            <text:p>明日の天気は晴れです。</text:p>
          </table:table-cell>
          <table:table-cell office:value-type="string" office:value="あす の てんき は はれ です。">
            <text:p>あす の てんき は はれ です。</text:p>
          </table:table-cell>
          <table:table-cell office:value-type="string" office:value="Tomorrow's weather will be sunny.">
            <text:p>Tomorrow's weather will be sunny.</text:p>
          </table:table-cell>
          <table:table-cell office:value-type="string" office:value="今日は晴れときどき曇りです。">
            <text:p>今日は晴れときどき曇りです。</text:p>
          </table:table-cell>
          <table:table-cell office:value-type="string" office:value="きょう は はれ ときどき くもり です。">
            <text:p>きょう は はれ ときどき くもり です。</text:p>
          </table:table-cell>
          <table:table-cell office:value-type="string" office:value="It will be sunny but sometimes cloudy.">
            <text:p>It will be sunny but sometimes clou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ス停">
            <text:p>バス停</text:p>
          </table:table-cell>
          <table:table-cell office:value-type="string" office:value="バスてい">
            <text:p>バスてい</text:p>
          </table:table-cell>
          <table:table-cell office:value-type="string" office:value="bus stop">
            <text:p>bus st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バス停で降ります。">
            <text:p>次のバス停で降ります。</text:p>
          </table:table-cell>
          <table:table-cell office:value-type="string" office:value="つぎ の バス てい で おります。">
            <text:p>つぎ の バス てい で おります。</text:p>
          </table:table-cell>
          <table:table-cell office:value-type="string" office:value="I'll get off at the next bus stop.">
            <text:p>I'll get off at the next bus stop.</text:p>
          </table:table-cell>
          <table:table-cell office:value-type="string" office:value="あそこにバス停があります。">
            <text:p>あそこにバス停があります。</text:p>
          </table:table-cell>
          <table:table-cell office:value-type="string" office:value="あそこ に バス てい が あります。">
            <text:p>あそこ に バス てい が あります。</text:p>
          </table:table-cell>
          <table:table-cell office:value-type="string" office:value="There's a bus stop over there.">
            <text:p>There's a bus stop ov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曇り">
            <text:p>曇り</text:p>
          </table:table-cell>
          <table:table-cell office:value-type="string" office:value="くもり">
            <text:p>くもり</text:p>
          </table:table-cell>
          <table:table-cell office:value-type="string" office:value="cloudy weather">
            <text:p>cloudy wea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一日曇りでした。">
            <text:p>今日は一日曇りでした。</text:p>
          </table:table-cell>
          <table:table-cell office:value-type="string" office:value="きょう は いちにち くもり でした。">
            <text:p>きょう は いちにち くもり でした。</text:p>
          </table:table-cell>
          <table:table-cell office:value-type="string" office:value="It was cloudy all day today.">
            <text:p>It was cloudy all day today.</text:p>
          </table:table-cell>
          <table:table-cell office:value-type="string" office:value="今日は晴れときどき曇りです。">
            <text:p>今日は晴れときどき曇りです。</text:p>
          </table:table-cell>
          <table:table-cell office:value-type="string" office:value="きょう は はれ ときどき くもり です。">
            <text:p>きょう は はれ ときどき くもり です。</text:p>
          </table:table-cell>
          <table:table-cell office:value-type="string" office:value="It will be sunny but sometimes cloudy today.">
            <text:p>It will be sunny but sometimes cloud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塩">
            <text:p>塩</text:p>
          </table:table-cell>
          <table:table-cell office:value-type="string" office:value="しお">
            <text:p>しお</text:p>
          </table:table-cell>
          <table:table-cell office:value-type="string" office:value="salt">
            <text:p>sal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うちょっと塩を入れて。">
            <text:p>もうちょっと塩を入れて。</text:p>
          </table:table-cell>
          <table:table-cell office:value-type="string" office:value="もう ちょっと しお を いれて 。">
            <text:p>もう ちょっと しお を いれて 。</text:p>
          </table:table-cell>
          <table:table-cell office:value-type="string" office:value="Add a little more salt.">
            <text:p>Add a little more salt.</text:p>
          </table:table-cell>
          <table:table-cell office:value-type="string" office:value="塩を取ってください。">
            <text:p>塩を取ってください。</text:p>
          </table:table-cell>
          <table:table-cell office:value-type="string" office:value="しお を とって ください。">
            <text:p>しお を とって ください。</text:p>
          </table:table-cell>
          <table:table-cell office:value-type="string" office:value="Please pass me the salt.">
            <text:p>Please pass me the sa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くさん">
            <text:p>たくさん</text:p>
          </table:table-cell>
          <table:table-cell office:value-type="string" office:value="たくさん">
            <text:p>たくさん</text:p>
          </table:table-cell>
          <table:table-cell office:value-type="string" office:value="a lot, in large quantity">
            <text:p>a lot, in large quantit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昨日はたくさん泳ぎました。">
            <text:p>昨日はたくさん泳ぎました。</text:p>
          </table:table-cell>
          <table:table-cell office:value-type="string" office:value="きのう は たくさん およぎました。">
            <text:p>きのう は たくさん およぎました。</text:p>
          </table:table-cell>
          <table:table-cell office:value-type="string" office:value="I swam a lot yesterday.">
            <text:p>I swam a lot yesterday.</text:p>
          </table:table-cell>
          <table:table-cell office:value-type="string" office:value="私は毎日たくさん野菜を食べます。">
            <text:p>私は毎日たくさん野菜を食べます。</text:p>
          </table:table-cell>
          <table:table-cell office:value-type="string" office:value="わたし は まいにち たくさん やさい を たべます。">
            <text:p>わたし は まいにち たくさん やさい を たべます。</text:p>
          </table:table-cell>
          <table:table-cell office:value-type="string" office:value="I eat a lot of vegetables every day.">
            <text:p>I eat a lot of vegetables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嫌い">
            <text:p>大嫌い</text:p>
          </table:table-cell>
          <table:table-cell office:value-type="string" office:value="だいきらい">
            <text:p>だいきらい</text:p>
          </table:table-cell>
          <table:table-cell office:value-type="string" office:value="hate">
            <text:p>ha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テストが大嫌い。">
            <text:p>私はテストが大嫌い。</text:p>
          </table:table-cell>
          <table:table-cell office:value-type="string" office:value="わたし は テスト が だいきらい。">
            <text:p>わたし は テスト が だいきらい。</text:p>
          </table:table-cell>
          <table:table-cell office:value-type="string" office:value="I hate tests.">
            <text:p>I hate tests.</text:p>
          </table:table-cell>
          <table:table-cell office:value-type="string" office:value="私の息子は勉強が大嫌いだ。">
            <text:p>私の息子は勉強が大嫌いだ。</text:p>
          </table:table-cell>
          <table:table-cell office:value-type="string" office:value="わたし の むすこ は べんきょう が だいきらい だ。">
            <text:p>わたし の むすこ は べんきょう が だいきらい だ。</text:p>
          </table:table-cell>
          <table:table-cell office:value-type="string" office:value="My son hates studying so much.">
            <text:p>My son hates studying so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">
            <text:p>中</text:p>
          </table:table-cell>
          <table:table-cell office:value-type="string" office:value="なか">
            <text:p>なか</text:p>
          </table:table-cell>
          <table:table-cell office:value-type="string" office:value="inside, middle">
            <text:p>inside, midd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家の中にいます。">
            <text:p>父は家の中にいます。</text:p>
          </table:table-cell>
          <table:table-cell office:value-type="string" office:value="ちち は いえ の なか に います。">
            <text:p>ちち は いえ の なか に います。</text:p>
          </table:table-cell>
          <table:table-cell office:value-type="string" office:value="My father is inside the house.">
            <text:p>My father is inside the house.</text:p>
          </table:table-cell>
          <table:table-cell office:value-type="string" office:value="寒いので中に入ってください。">
            <text:p>寒いので中に入ってください。</text:p>
          </table:table-cell>
          <table:table-cell office:value-type="string" office:value="さむい ので なか に はいって ください。">
            <text:p>さむい ので なか に はいって ください。</text:p>
          </table:table-cell>
          <table:table-cell office:value-type="string" office:value="It's cold so please come inside.">
            <text:p>It's cold so please come in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階">
            <text:p>二階</text:p>
          </table:table-cell>
          <table:table-cell office:value-type="string" office:value="にかい">
            <text:p>にかい</text:p>
          </table:table-cell>
          <table:table-cell office:value-type="string" office:value="second floor, upstairs">
            <text:p>second floor, upstai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二階にいます。">
            <text:p>兄は二階にいます。</text:p>
          </table:table-cell>
          <table:table-cell office:value-type="string" office:value="あに は に かい に います。">
            <text:p>あに は に かい に います。</text:p>
          </table:table-cell>
          <table:table-cell office:value-type="string" office:value="My elder brother is on the second floor.">
            <text:p>My elder brother is on the second floor.</text:p>
          </table:table-cell>
          <table:table-cell office:value-type="string" office:value="私のうちはアパートの二階です。">
            <text:p>私のうちはアパートの二階です。</text:p>
          </table:table-cell>
          <table:table-cell office:value-type="string" office:value="わたし の うち は アパート の に かい です。">
            <text:p>わたし の うち は アパート の に かい です。</text:p>
          </table:table-cell>
          <table:table-cell office:value-type="string" office:value="My place is on the second floor of an apartment.">
            <text:p>My place is on the second floor of an a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くす">
            <text:p>無くす</text:p>
          </table:table-cell>
          <table:table-cell office:value-type="string" office:value="なくす">
            <text:p>なくす</text:p>
          </table:table-cell>
          <table:table-cell office:value-type="string" office:value="lose, get rid of">
            <text:p>lose, get rid o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、鍵を無くしました。">
            <text:p>今日、鍵を無くしました。</text:p>
          </table:table-cell>
          <table:table-cell office:value-type="string" office:value="きょう かぎ を なくしました。">
            <text:p>きょう かぎ を なくしました。</text:p>
          </table:table-cell>
          <table:table-cell office:value-type="string" office:value="I lost my key today.">
            <text:p>I lost my key today.</text:p>
          </table:table-cell>
          <table:table-cell office:value-type="string" office:value="学校で財布を無くした。">
            <text:p>学校で財布を無くした。</text:p>
          </table:table-cell>
          <table:table-cell office:value-type="string" office:value="がっこう で さいふ を なくした。">
            <text:p>がっこう で さいふ を なくした。</text:p>
          </table:table-cell>
          <table:table-cell office:value-type="string" office:value="I lost my wallet at school.">
            <text:p>I lost my wallet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あまあ">
            <text:p>まあまあ</text:p>
          </table:table-cell>
          <table:table-cell office:value-type="string" office:value="まあまあ">
            <text:p>まあまあ</text:p>
          </table:table-cell>
          <table:table-cell office:value-type="string" office:value="OK, not bad">
            <text:p>OK, not bad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の成績はまあまあです。">
            <text:p>彼の成績はまあまあです。</text:p>
          </table:table-cell>
          <table:table-cell office:value-type="string" office:value="かれ の せいせき は まあまあ です。">
            <text:p>かれ の せいせき は まあまあ です。</text:p>
          </table:table-cell>
          <table:table-cell office:value-type="string" office:value="His grades are not bad.">
            <text:p>His grades are not bad.</text:p>
          </table:table-cell>
          <table:table-cell office:value-type="string" office:value="ここのステーキはまあまあです。">
            <text:p>ここのステーキはまあまあです。</text:p>
          </table:table-cell>
          <table:table-cell office:value-type="string" office:value="ここ の ステーキ は まあまあ です。">
            <text:p>ここ の ステーキ は まあまあ です。</text:p>
          </table:table-cell>
          <table:table-cell office:value-type="string" office:value="The steak here is OK.">
            <text:p>The steak here is 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黄色">
            <text:p>黄色</text:p>
          </table:table-cell>
          <table:table-cell office:value-type="string" office:value="きいろ">
            <text:p>きいろ</text:p>
          </table:table-cell>
          <table:table-cell office:value-type="string" office:value="yellow color">
            <text:p>yellow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信号は黄色でした。">
            <text:p>信号は黄色でした。</text:p>
          </table:table-cell>
          <table:table-cell office:value-type="string" office:value="しんごう は きいろ でした。">
            <text:p>しんごう は きいろ でした。</text:p>
          </table:table-cell>
          <table:table-cell office:value-type="string" office:value="The traffic light was yellow.">
            <text:p>The traffic light was yellow.</text:p>
          </table:table-cell>
          <table:table-cell office:value-type="string" office:value="黄色のブラウスを着ているのが妻です。">
            <text:p>黄色のブラウスを着ているのが妻です。</text:p>
          </table:table-cell>
          <table:table-cell office:value-type="string" office:value="きいろ の ブラウス を きて いる の が つま です。">
            <text:p>きいろ の ブラウス を きて いる の が つま です。</text:p>
          </table:table-cell>
          <table:table-cell office:value-type="string" office:value="The one wearing a yellow blouse is my wife.">
            <text:p>The one wearing a yellow blouse is my w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ンチ">
            <text:p>ランチ</text:p>
          </table:table-cell>
          <table:table-cell office:value-type="string" office:value="ランチ">
            <text:p>ランチ</text:p>
          </table:table-cell>
          <table:table-cell office:value-type="string" office:value="lunch (loan word)">
            <text:p>lunch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緒にランチに行きませんか。">
            <text:p>一緒にランチに行きませんか。</text:p>
          </table:table-cell>
          <table:table-cell office:value-type="string" office:value="いっしょ に ランチ に いきません か。">
            <text:p>いっしょ に ランチ に いきません か。</text:p>
          </table:table-cell>
          <table:table-cell office:value-type="string" office:value="Do you want to go to lunch with us?">
            <text:p>Do you want to go to lunch with us?</text:p>
          </table:table-cell>
          <table:table-cell office:value-type="string" office:value="友達がランチをごちそうしてくれた。">
            <text:p>友達がランチをごちそうしてくれた。</text:p>
          </table:table-cell>
          <table:table-cell office:value-type="string" office:value="ともだち が ランチ を ごちそう して くれた。">
            <text:p>ともだち が ランチ を ごちそう して くれた。</text:p>
          </table:table-cell>
          <table:table-cell office:value-type="string" office:value="My friend treated me to lunch.">
            <text:p>My friend treated me to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魚">
            <text:p>魚</text:p>
          </table:table-cell>
          <table:table-cell office:value-type="string" office:value="さかな">
            <text:p>さかな</text:p>
          </table:table-cell>
          <table:table-cell office:value-type="string" office:value="fish">
            <text:p>fi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魚がたくさん泳いでいます。">
            <text:p>魚がたくさん泳いでいます。</text:p>
          </table:table-cell>
          <table:table-cell office:value-type="string" office:value="さかな が たくさん およいで います。">
            <text:p>さかな が たくさん およいで います。</text:p>
          </table:table-cell>
          <table:table-cell office:value-type="string" office:value="There are a lot of fish swimming.">
            <text:p>There are a lot of fish swimming.</text:p>
          </table:table-cell>
          <table:table-cell office:value-type="string" office:value="肉と魚とどちらが好きですか。">
            <text:p>肉と魚とどちらが好きですか。</text:p>
          </table:table-cell>
          <table:table-cell office:value-type="string" office:value="にく と さかな と どちら が すき です か。">
            <text:p>にく と さかな と どちら が すき です か。</text:p>
          </table:table-cell>
          <table:table-cell office:value-type="string" office:value="Which do you prefer, meat or fish?">
            <text:p>Which do you prefer, meat or fish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味">
            <text:p>味</text:p>
          </table:table-cell>
          <table:table-cell office:value-type="string" office:value="あじ">
            <text:p>あじ</text:p>
          </table:table-cell>
          <table:table-cell office:value-type="string" office:value="taste, flavor">
            <text:p>taste, flav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料理は味が薄い。">
            <text:p>この料理は味が薄い。</text:p>
          </table:table-cell>
          <table:table-cell office:value-type="string" office:value="この りょうり は あじ が うすい。">
            <text:p>この りょうり は あじ が うすい。</text:p>
          </table:table-cell>
          <table:table-cell office:value-type="string" office:value="This dish is tasteless.">
            <text:p>This dish is tasteless.</text:p>
          </table:table-cell>
          <table:table-cell office:value-type="string" office:value="そのアイスはどんな味ですか。">
            <text:p>そのアイスはどんな味ですか。</text:p>
          </table:table-cell>
          <table:table-cell office:value-type="string" office:value="その アイス は どんな あじ です か。">
            <text:p>その アイス は どんな あじ です か。</text:p>
          </table:table-cell>
          <table:table-cell office:value-type="string" office:value="What does the ice cream taste like?">
            <text:p>What does the ice cream taste lik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りんご">
            <text:p>りんご</text:p>
          </table:table-cell>
          <table:table-cell office:value-type="string" office:value="りんご">
            <text:p>りんご</text:p>
          </table:table-cell>
          <table:table-cell office:value-type="string" office:value="apple">
            <text:p>ap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りんごを1つください。">
            <text:p>りんごを1つください。</text:p>
          </table:table-cell>
          <table:table-cell office:value-type="string" office:value="りんご を ひとつ ください。">
            <text:p>りんご を ひとつ ください。</text:p>
          </table:table-cell>
          <table:table-cell office:value-type="string" office:value="Please give me one apple.">
            <text:p>Please give me one apple.</text:p>
          </table:table-cell>
          <table:table-cell office:value-type="string" office:value="りんごを八個ください。">
            <text:p>りんごを八個ください。</text:p>
          </table:table-cell>
          <table:table-cell office:value-type="string" office:value="りんご を はち こ ください。">
            <text:p>りんご を はち こ ください。</text:p>
          </table:table-cell>
          <table:table-cell office:value-type="string" office:value="Please give me eight apples.">
            <text:p>Please give me eight app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みかん">
            <text:p>みかん</text:p>
          </table:table-cell>
          <table:table-cell office:value-type="string" office:value="みかん">
            <text:p>みかん</text:p>
          </table:table-cell>
          <table:table-cell office:value-type="string" office:value="mandarin orange">
            <text:p>mandarin oran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みかんを1つください。">
            <text:p>みかんを1つください。</text:p>
          </table:table-cell>
          <table:table-cell office:value-type="string" office:value="みかん を ひとつ ください。">
            <text:p>みかん を ひとつ ください。</text:p>
          </table:table-cell>
          <table:table-cell office:value-type="string" office:value="Please give me a tangerine.">
            <text:p>Please give me a tangerine.</text:p>
          </table:table-cell>
          <table:table-cell office:value-type="string" office:value="うちの庭にみかんの木があります。">
            <text:p>うちの庭にみかんの木があります。</text:p>
          </table:table-cell>
          <table:table-cell office:value-type="string" office:value="うち の にわ に みかん の き が あります。">
            <text:p>うち の にわ に みかん の き が あります。</text:p>
          </table:table-cell>
          <table:table-cell office:value-type="string" office:value="There is a mandarin orange tree in our yard.">
            <text:p>There is a mandarin orange tree in our y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皿">
            <text:p>皿</text:p>
          </table:table-cell>
          <table:table-cell office:value-type="string" office:value="さら">
            <text:p>さら</text:p>
          </table:table-cell>
          <table:table-cell office:value-type="string" office:value="plate, counter (for plates or helpings)">
            <text:p>plate, counter (for plates or helping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空いたお皿をお下げします。">
            <text:p>空いたお皿をお下げします。</text:p>
          </table:table-cell>
          <table:table-cell office:value-type="string" office:value="あいた おさら を おさげします。">
            <text:p>あいた おさら を おさげします。</text:p>
          </table:table-cell>
          <table:table-cell office:value-type="string" office:value="I'll clear away the empty plates.">
            <text:p>I'll clear away the empty plates.</text:p>
          </table:table-cell>
          <table:table-cell office:value-type="string" office:value="皿にケーキを載せました。">
            <text:p>皿にケーキを載せました。</text:p>
          </table:table-cell>
          <table:table-cell office:value-type="string" office:value="さら に ケーキ を のせました。">
            <text:p>さら に ケーキ を のせました。</text:p>
          </table:table-cell>
          <table:table-cell office:value-type="string" office:value="I put the cake on a plate.">
            <text:p>I put the cake on a p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ヒー">
            <text:p>コーヒー</text:p>
          </table:table-cell>
          <table:table-cell office:value-type="string" office:value="コーヒー">
            <text:p>コーヒー</text:p>
          </table:table-cell>
          <table:table-cell office:value-type="string" office:value="coffee">
            <text:p>coff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コーヒーを飲みます。">
            <text:p>私は毎朝コーヒーを飲みます。</text:p>
          </table:table-cell>
          <table:table-cell office:value-type="string" office:value="わたし は まいあさ コーヒー を のみます。">
            <text:p>わたし は まいあさ コーヒー を のみます。</text:p>
          </table:table-cell>
          <table:table-cell office:value-type="string" office:value="I drink coffee every morning.">
            <text:p>I drink coffee every morning.</text:p>
          </table:table-cell>
          <table:table-cell office:value-type="string" office:value="コーヒーに砂糖は入れますか。">
            <text:p>コーヒーに砂糖は入れますか。</text:p>
          </table:table-cell>
          <table:table-cell office:value-type="string" office:value="コーヒー に さとう は いれます か。">
            <text:p>コーヒー に さとう は いれます か。</text:p>
          </table:table-cell>
          <table:table-cell office:value-type="string" office:value="Do you want sugar in your coffee?">
            <text:p>Do you want sugar in your coffe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ップ">
            <text:p>コップ</text:p>
          </table:table-cell>
          <table:table-cell office:value-type="string" office:value="コップ">
            <text:p>コップ</text:p>
          </table:table-cell>
          <table:table-cell office:value-type="string" office:value="cup, glass">
            <text:p>cup, gla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コップ一杯の水を飲む。">
            <text:p>私は毎朝コップ一杯の水を飲む。</text:p>
          </table:table-cell>
          <table:table-cell office:value-type="string" office:value="わたし は まいあさ コップ いっぱい の みず を のむ。">
            <text:p>わたし は まいあさ コップ いっぱい の みず を のむ。</text:p>
          </table:table-cell>
          <table:table-cell office:value-type="string" office:value="I drink a glass of water every morning.">
            <text:p>I drink a glass of water every morning.</text:p>
          </table:table-cell>
          <table:table-cell office:value-type="string" office:value="コップを三つ買いました。">
            <text:p>コップを三つ買いました。</text:p>
          </table:table-cell>
          <table:table-cell office:value-type="string" office:value="コップ を みっつ かいました。">
            <text:p>コップ を みっつ かいました。</text:p>
          </table:table-cell>
          <table:table-cell office:value-type="string" office:value="I bought three glasses.">
            <text:p>I bought three glas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人">
            <text:p>二人</text:p>
          </table:table-cell>
          <table:table-cell office:value-type="string" office:value="ふたり">
            <text:p>ふたり</text:p>
          </table:table-cell>
          <table:table-cell office:value-type="string" office:value="two persons">
            <text:p>two person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妻と二人で食事をします。">
            <text:p>今日は妻と二人で食事をします。</text:p>
          </table:table-cell>
          <table:table-cell office:value-type="string" office:value="きょう は つま と ふたり で しょくじ を します。">
            <text:p>きょう は つま と ふたり で しょくじ を します。</text:p>
          </table:table-cell>
          <table:table-cell office:value-type="string" office:value="Today I'm having dinner with my wife, just the two of us.">
            <text:p>Today I'm having dinner with my wife, just the two of us.</text:p>
          </table:table-cell>
          <table:table-cell office:value-type="string" office:value="私には兄が二人います。">
            <text:p>私には兄が二人います。</text:p>
          </table:table-cell>
          <table:table-cell office:value-type="string" office:value="わたし に は あに が ふたり います。">
            <text:p>わたし に は あに が ふたり います。</text:p>
          </table:table-cell>
          <table:table-cell office:value-type="string" office:value="I have two brothers.">
            <text:p>I have two broth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止む">
            <text:p>止む</text:p>
          </table:table-cell>
          <table:table-cell office:value-type="string" office:value="やむ">
            <text:p>やむ</text:p>
          </table:table-cell>
          <table:table-cell office:value-type="string" office:value="stop, cease">
            <text:p>stop, cea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雨が止みました。">
            <text:p>雨が止みました。</text:p>
          </table:table-cell>
          <table:table-cell office:value-type="string" office:value="あめ が やみました。">
            <text:p>あめ が やみました。</text:p>
          </table:table-cell>
          <table:table-cell office:value-type="string" office:value="The rain stopped.">
            <text:p>The rain stopped.</text:p>
          </table:table-cell>
          <table:table-cell office:value-type="string" office:value="風は止んでいます。">
            <text:p>風は止んでいます。</text:p>
          </table:table-cell>
          <table:table-cell office:value-type="string" office:value="かぜ は やんで います。">
            <text:p>かぜ は やんで います。</text:p>
          </table:table-cell>
          <table:table-cell office:value-type="string" office:value="The wind has stopped blowing.">
            <text:p>The wind has stopped blow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九">
            <text:p>九</text:p>
          </table:table-cell>
          <table:table-cell office:value-type="string" office:value="く">
            <text:p>く</text:p>
          </table:table-cell>
          <table:table-cell office:value-type="string" office:value="nine">
            <text:p>n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九月に行く予定です。">
            <text:p>私は九月に行く予定です。</text:p>
          </table:table-cell>
          <table:table-cell office:value-type="string" office:value="わたし は く がつ に いく よてい です。">
            <text:p>わたし は く がつ に いく よてい です。</text:p>
          </table:table-cell>
          <table:table-cell office:value-type="string" office:value="I'm planning to go there in September.">
            <text:p>I'm planning to go there in September.</text:p>
          </table:table-cell>
          <table:table-cell office:value-type="string" office:value="今日は九時までに帰ります。">
            <text:p>今日は九時までに帰ります。</text:p>
          </table:table-cell>
          <table:table-cell office:value-type="string" office:value="きょう は く じ まで に かえります。">
            <text:p>きょう は く じ まで に かえります。</text:p>
          </table:table-cell>
          <table:table-cell office:value-type="string" office:value="I'll come home by nine today.">
            <text:p>I'll come home by nin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間">
            <text:p>昼間</text:p>
          </table:table-cell>
          <table:table-cell office:value-type="string" office:value="ひるま">
            <text:p>ひるま</text:p>
          </table:table-cell>
          <table:table-cell office:value-type="string" office:value="daytime, during the day">
            <text:p>daytime, during the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間は仕事で忙しいです。">
            <text:p>昼間は仕事で忙しいです。</text:p>
          </table:table-cell>
          <table:table-cell office:value-type="string" office:value="ひるま は しごと で いそがしい です。">
            <text:p>ひるま は しごと で いそがしい です。</text:p>
          </table:table-cell>
          <table:table-cell office:value-type="string" office:value="I'm busy with work during the daytime.">
            <text:p>I'm busy with work during the daytime.</text:p>
          </table:table-cell>
          <table:table-cell office:value-type="string" office:value="昼間は電気を消してください。">
            <text:p>昼間は電気を消してください。</text:p>
          </table:table-cell>
          <table:table-cell office:value-type="string" office:value="ひるま は でんき を けして ください。">
            <text:p>ひるま は でんき を けして ください。</text:p>
          </table:table-cell>
          <table:table-cell office:value-type="string" office:value="Please turn the lights off during the day.">
            <text:p>Please turn the lights off during the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頃">
            <text:p>いつ頃</text:p>
          </table:table-cell>
          <table:table-cell office:value-type="string" office:value="いつごろ">
            <text:p>いつごろ</text:p>
          </table:table-cell>
          <table:table-cell office:value-type="string" office:value="about when, about what time">
            <text:p>about when, about what time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いつ頃夏休みを取りますか。">
            <text:p>いつ頃夏休みを取りますか。</text:p>
          </table:table-cell>
          <table:table-cell office:value-type="string" office:value="いつ ごろ なつやすみ を とります か。">
            <text:p>いつ ごろ なつやすみ を とります か。</text:p>
          </table:table-cell>
          <table:table-cell office:value-type="string" office:value="When are you going to take a summer vacation?">
            <text:p>When are you going to take a summer vacation?</text:p>
          </table:table-cell>
          <table:table-cell office:value-type="string" office:value="いつ頃日本に来れますか。">
            <text:p>いつ頃日本に来れますか。</text:p>
          </table:table-cell>
          <table:table-cell office:value-type="string" office:value="いつ ごろ にほん に これます か。">
            <text:p>いつ ごろ にほん に これます か。</text:p>
          </table:table-cell>
          <table:table-cell office:value-type="string" office:value="When do you think you'll be able to come to Japan?">
            <text:p>When do you think you'll be able to come to Japa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字">
            <text:p>字</text:p>
          </table:table-cell>
          <table:table-cell office:value-type="string" office:value="じ">
            <text:p>じ</text:p>
          </table:table-cell>
          <table:table-cell office:value-type="string" office:value="(individual) character, letter">
            <text:p>(individual) character, let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っと大きく字を書いてください。">
            <text:p>もっと大きく字を書いてください。</text:p>
          </table:table-cell>
          <table:table-cell office:value-type="string" office:value="もっと おおきく じ を かいて ください。">
            <text:p>もっと おおきく じ を かいて ください。</text:p>
          </table:table-cell>
          <table:table-cell office:value-type="string" office:value="Please write in larger letters.">
            <text:p>Please write in larger letters.</text:p>
          </table:table-cell>
          <table:table-cell office:value-type="string" office:value="こう小さい字は読めない。">
            <text:p>こう小さい字は読めない。</text:p>
          </table:table-cell>
          <table:table-cell office:value-type="string" office:value="こう ちいさい じ は よめない。">
            <text:p>こう ちいさい じ は よめない。</text:p>
          </table:table-cell>
          <table:table-cell office:value-type="string" office:value="I can't read such small letters.">
            <text:p>I can't read such small let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七">
            <text:p>七</text:p>
          </table:table-cell>
          <table:table-cell office:value-type="string" office:value="しち">
            <text:p>しち</text:p>
          </table:table-cell>
          <table:table-cell office:value-type="string" office:value="seven (Chinese origin)">
            <text:p>seven (Chi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グループのメンバーは全部で七人だ。">
            <text:p>そのグループのメンバーは全部で七人だ。</text:p>
          </table:table-cell>
          <table:table-cell office:value-type="string" office:value="その グループ の メンバー は ぜんぶ で しち にん だ。">
            <text:p>その グループ の メンバー は ぜんぶ で しち にん だ。</text:p>
          </table:table-cell>
          <table:table-cell office:value-type="string" office:value="In total, there are seven members in the group.">
            <text:p>In total, there are seven members in the group.</text:p>
          </table:table-cell>
          <table:table-cell office:value-type="string" office:value="七時に朝ご飯を食べました。">
            <text:p>七時に朝ご飯を食べました。</text:p>
          </table:table-cell>
          <table:table-cell office:value-type="string" office:value="しち じ に あさ ごはん を たべました。">
            <text:p>しち じ に あさ ごはん を たべました。</text:p>
          </table:table-cell>
          <table:table-cell office:value-type="string" office:value="I ate breakfast at seven o'clock.">
            <text:p>I ate breakfast at seven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釣り">
            <text:p>お釣り</text:p>
          </table:table-cell>
          <table:table-cell office:value-type="string" office:value="おつり">
            <text:p>おつり</text:p>
          </table:table-cell>
          <table:table-cell office:value-type="string" office:value="change (of money)">
            <text:p>change (of mone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お釣りを確かめた。">
            <text:p>母はお釣りを確かめた。</text:p>
          </table:table-cell>
          <table:table-cell office:value-type="string" office:value="はは は おつり を たしかめた。">
            <text:p>はは は おつり を たしかめた。</text:p>
          </table:table-cell>
          <table:table-cell office:value-type="string" office:value="My mother checked the change.">
            <text:p>My mother checked the change.</text:p>
          </table:table-cell>
          <table:table-cell office:value-type="string" office:value="お釣りが多いですよ。">
            <text:p>お釣りが多いですよ。</text:p>
          </table:table-cell>
          <table:table-cell office:value-type="string" office:value="おつり が おおい です よ。">
            <text:p>おつり が おおい です よ。</text:p>
          </table:table-cell>
          <table:table-cell office:value-type="string" office:value="You gave me too much change.">
            <text:p>You gave me too much cha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字">
            <text:p>名字</text:p>
          </table:table-cell>
          <table:table-cell office:value-type="string" office:value="みょうじ">
            <text:p>みょうじ</text:p>
          </table:table-cell>
          <table:table-cell office:value-type="string" office:value="surname, family name">
            <text:p>surname, family na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名字は何ですか。">
            <text:p>あなたの名字は何ですか。</text:p>
          </table:table-cell>
          <table:table-cell office:value-type="string" office:value="あなた の みょうじ は なん です か。">
            <text:p>あなた の みょうじ は なん です か。</text:p>
          </table:table-cell>
          <table:table-cell office:value-type="string" office:value="What's your surname?">
            <text:p>What's your surname?</text:p>
          </table:table-cell>
          <table:table-cell office:value-type="string" office:value="私の名字は伊藤です。">
            <text:p>私の名字は伊藤です。</text:p>
          </table:table-cell>
          <table:table-cell office:value-type="string" office:value="わたし の みょうじ は いとう です。">
            <text:p>わたし の みょうじ は いとう です。</text:p>
          </table:table-cell>
          <table:table-cell office:value-type="string" office:value="My last name is Ito.">
            <text:p>My last name is I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じ">
            <text:p>おじ</text:p>
          </table:table-cell>
          <table:table-cell office:value-type="string" office:value="おじ">
            <text:p>おじ</text:p>
          </table:table-cell>
          <table:table-cell office:value-type="string" office:value="(one's own) uncle">
            <text:p>(one's own) un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じは銀行に勤めています。">
            <text:p>おじは銀行に勤めています。</text:p>
          </table:table-cell>
          <table:table-cell office:value-type="string" office:value="おじ は ぎんこう に つとめて います。">
            <text:p>おじ は ぎんこう に つとめて います。</text:p>
          </table:table-cell>
          <table:table-cell office:value-type="string" office:value="My uncle works at a bank.">
            <text:p>My uncle works at a bank.</text:p>
          </table:table-cell>
          <table:table-cell office:value-type="string" office:value="大阪からおじが来ています。">
            <text:p>大阪からおじが来ています。</text:p>
          </table:table-cell>
          <table:table-cell office:value-type="string" office:value="おおさか から おじ が きて います。">
            <text:p>おおさか から おじ が きて います。</text:p>
          </table:table-cell>
          <table:table-cell office:value-type="string" office:value="My uncle is visiting us from Osaka.">
            <text:p>My uncle is visiting us from Osak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ば">
            <text:p>おば</text:p>
          </table:table-cell>
          <table:table-cell office:value-type="string" office:value="おば">
            <text:p>おば</text:p>
          </table:table-cell>
          <table:table-cell office:value-type="string" office:value="(one's own) aunt">
            <text:p>(one's own) au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ばは大阪に住んでいます。">
            <text:p>おばは大阪に住んでいます。</text:p>
          </table:table-cell>
          <table:table-cell office:value-type="string" office:value="おば は おおさか に すんで います。">
            <text:p>おば は おおさか に すんで います。</text:p>
          </table:table-cell>
          <table:table-cell office:value-type="string" office:value="My aunt lives in Osaka.">
            <text:p>My aunt lives in Osaka.</text:p>
          </table:table-cell>
          <table:table-cell office:value-type="string" office:value="おばは小さな会社の社長です。">
            <text:p>おばは小さな会社の社長です。</text:p>
          </table:table-cell>
          <table:table-cell office:value-type="string" office:value="おば は ちいさな かいしゃ の しゃちょう です">
            <text:p>おば は ちいさな かいしゃ の しゃちょう です</text:p>
          </table:table-cell>
          <table:table-cell office:value-type="string" office:value="My aunt is the president of a small firm.">
            <text:p>My aunt is the president of a small fi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祖父">
            <text:p>祖父</text:p>
          </table:table-cell>
          <table:table-cell office:value-type="string" office:value="そふ">
            <text:p>そふ</text:p>
          </table:table-cell>
          <table:table-cell office:value-type="string" office:value="(one's own) grandfather (formal)">
            <text:p>(one's own) grandfathe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祖父は元気です。">
            <text:p>祖父は元気です。</text:p>
          </table:table-cell>
          <table:table-cell office:value-type="string" office:value="そふ は げんき です。">
            <text:p>そふ は げんき です。</text:p>
          </table:table-cell>
          <table:table-cell office:value-type="string" office:value="My grandfather is well.">
            <text:p>My grandfather is well.</text:p>
          </table:table-cell>
          <table:table-cell office:value-type="string" office:value="祖父が病気になった。">
            <text:p>祖父が病気になった。</text:p>
          </table:table-cell>
          <table:table-cell office:value-type="string" office:value="そふ が びょうき に なった。">
            <text:p>そふ が びょうき に なった。</text:p>
          </table:table-cell>
          <table:table-cell office:value-type="string" office:value="My grandfather got sick.">
            <text:p>My grandfather got s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祖母">
            <text:p>祖母</text:p>
          </table:table-cell>
          <table:table-cell office:value-type="string" office:value="そぼ">
            <text:p>そぼ</text:p>
          </table:table-cell>
          <table:table-cell office:value-type="string" office:value="(one's own) grandmother (formal)">
            <text:p>(one's own) grandmothe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祖母は京都で生まれました。">
            <text:p>祖母は京都で生まれました。</text:p>
          </table:table-cell>
          <table:table-cell office:value-type="string" office:value="そぼ は きょうと で うまれました。">
            <text:p>そぼ は きょうと で うまれました。</text:p>
          </table:table-cell>
          <table:table-cell office:value-type="string" office:value="My grandmother was born in Kyoto.">
            <text:p>My grandmother was born in Kyoto.</text:p>
          </table:table-cell>
          <table:table-cell office:value-type="string" office:value="私の祖母は百才です。">
            <text:p>私の祖母は百才です。</text:p>
          </table:table-cell>
          <table:table-cell office:value-type="string" office:value="わたし の そぼ は ひゃくさい です。">
            <text:p>わたし の そぼ は ひゃくさい です。</text:p>
          </table:table-cell>
          <table:table-cell office:value-type="string" office:value="My grandmother is 100 years old.">
            <text:p>My grandmother is 100 years 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事">
            <text:p>大事</text:p>
          </table:table-cell>
          <table:table-cell office:value-type="string" office:value="だいじ">
            <text:p>だいじ</text:p>
          </table:table-cell>
          <table:table-cell office:value-type="string" office:value="importance">
            <text:p>importanc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お体をお大事に。">
            <text:p>お体をお大事に。</text:p>
          </table:table-cell>
          <table:table-cell office:value-type="string" office:value="おからだ を おだいじ に。">
            <text:p>おからだ を おだいじ に。</text:p>
          </table:table-cell>
          <table:table-cell office:value-type="string" office:value="Take care of yourself.">
            <text:p>Take care of yourself.</text:p>
          </table:table-cell>
          <table:table-cell office:value-type="string" office:value="今日の午後、大事な会議があります。">
            <text:p>今日の午後、大事な会議があります。</text:p>
          </table:table-cell>
          <table:table-cell office:value-type="string" office:value="きょう の ごご、だいじな かいぎ が あります。">
            <text:p>きょう の ごご、だいじな かいぎ が あります。</text:p>
          </table:table-cell>
          <table:table-cell office:value-type="string" office:value="There's an important meeting this afternoon.">
            <text:p>There's an important meeting this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方">
            <text:p>見方</text:p>
          </table:table-cell>
          <table:table-cell office:value-type="string" office:value="みかた">
            <text:p>みかた</text:p>
          </table:table-cell>
          <table:table-cell office:value-type="string" office:value="view, perspective">
            <text:p>view, perspecti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に対する見方が変わりました。">
            <text:p>彼に対する見方が変わりました。</text:p>
          </table:table-cell>
          <table:table-cell office:value-type="string" office:value="かれ に たいする みかた が かわりました。">
            <text:p>かれ に たいする みかた が かわりました。</text:p>
          </table:table-cell>
          <table:table-cell office:value-type="string" office:value="My view of him has changed.">
            <text:p>My view of him has changed.</text:p>
          </table:table-cell>
          <table:table-cell office:value-type="string" office:value="あなたのものの見方はおもしろいですね。">
            <text:p>あなたのものの見方はおもしろいですね。</text:p>
          </table:table-cell>
          <table:table-cell office:value-type="string" office:value="あなた の もの の みかた は おもしろい です ね。">
            <text:p>あなた の もの の みかた は おもしろい です ね。</text:p>
          </table:table-cell>
          <table:table-cell office:value-type="string" office:value="Your outlook on life is interesting.">
            <text:p>Your outlook on life is interes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鳥">
            <text:p>鳥</text:p>
          </table:table-cell>
          <table:table-cell office:value-type="string" office:value="とり">
            <text:p>とり</text:p>
          </table:table-cell>
          <table:table-cell office:value-type="string" office:value="bird">
            <text:p>bi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そこに綺麗な鳥がいます。">
            <text:p>あそこに綺麗な鳥がいます。</text:p>
          </table:table-cell>
          <table:table-cell office:value-type="string" office:value="あそこ に きれいな とり が います 。">
            <text:p>あそこ に きれいな とり が います 。</text:p>
          </table:table-cell>
          <table:table-cell office:value-type="string" office:value="There's a beautiful bird there.">
            <text:p>There's a beautiful bird there.</text:p>
          </table:table-cell>
          <table:table-cell office:value-type="string" office:value="鳥が飛んでいます。">
            <text:p>鳥が飛んでいます。</text:p>
          </table:table-cell>
          <table:table-cell office:value-type="string" office:value="とり が とんで います。">
            <text:p>とり が とんで います。</text:p>
          </table:table-cell>
          <table:table-cell office:value-type="string" office:value="A bird is flying.">
            <text:p>A bird is f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犬">
            <text:p>犬</text:p>
          </table:table-cell>
          <table:table-cell office:value-type="string" office:value="いぬ">
            <text:p>いぬ</text:p>
          </table:table-cell>
          <table:table-cell office:value-type="string" office:value="dog">
            <text:p>do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犬が大好きだ。">
            <text:p>私は犬が大好きだ。</text:p>
          </table:table-cell>
          <table:table-cell office:value-type="string" office:value="わたし は いぬ が だいすき だ。">
            <text:p>わたし は いぬ が だいすき だ。</text:p>
          </table:table-cell>
          <table:table-cell office:value-type="string" office:value="I love dogs.">
            <text:p>I love dogs.</text:p>
          </table:table-cell>
          <table:table-cell office:value-type="string" office:value="隣の家には犬がいます。">
            <text:p>隣の家には犬がいます。</text:p>
          </table:table-cell>
          <table:table-cell office:value-type="string" office:value="となり の いえ に は いぬ が います。">
            <text:p>となり の いえ に は いぬ が います。</text:p>
          </table:table-cell>
          <table:table-cell office:value-type="string" office:value="They have a dog next door.">
            <text:p>They have a dog next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返事">
            <text:p>返事</text:p>
          </table:table-cell>
          <table:table-cell office:value-type="string" office:value="へんじ">
            <text:p>へんじ</text:p>
          </table:table-cell>
          <table:table-cell office:value-type="string" office:value="answer, reply">
            <text:p>answer, repl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手紙の返事を出しました。">
            <text:p>手紙の返事を出しました。</text:p>
          </table:table-cell>
          <table:table-cell office:value-type="string" office:value="てがみ の へんじ を だしました。">
            <text:p>てがみ の へんじ を だしました。</text:p>
          </table:table-cell>
          <table:table-cell office:value-type="string" office:value="I sent a reply to the letter.">
            <text:p>I sent a reply to the letter.</text:p>
          </table:table-cell>
          <table:table-cell office:value-type="string" office:value="友達から返事が来ました。">
            <text:p>友達から返事が来ました。</text:p>
          </table:table-cell>
          <table:table-cell office:value-type="string" office:value="ともだち から へんじ が きました。">
            <text:p>ともだち から へんじ が きました。</text:p>
          </table:table-cell>
          <table:table-cell office:value-type="string" office:value="I've gotten a reply from my friend.">
            <text:p>I've gotten a reply from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た">
            <text:p>また</text:p>
          </table:table-cell>
          <table:table-cell office:value-type="string" office:value="また">
            <text:p>また</text:p>
          </table:table-cell>
          <table:table-cell office:value-type="string" office:value="again, also, or">
            <text:p>again, also, o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明日、また来ます。">
            <text:p>明日、また来ます。</text:p>
          </table:table-cell>
          <table:table-cell office:value-type="string" office:value="あした、また きます。">
            <text:p>あした、また きます。</text:p>
          </table:table-cell>
          <table:table-cell office:value-type="string" office:value="I'll come again tomorrow.">
            <text:p>I'll come again tomorrow.</text:p>
          </table:table-cell>
          <table:table-cell office:value-type="string" office:value="またいつか会いたいですね。">
            <text:p>またいつか会いたいですね。</text:p>
          </table:table-cell>
          <table:table-cell office:value-type="string" office:value="また いつか あいたい です ね。">
            <text:p>また いつか あいたい です ね。</text:p>
          </table:table-cell>
          <table:table-cell office:value-type="string" office:value="I hope we can see each other again someday.">
            <text:p>I hope we can see each other again some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間">
            <text:p>年間</text:p>
          </table:table-cell>
          <table:table-cell office:value-type="string" office:value="ねんかん">
            <text:p>ねんかん</text:p>
          </table:table-cell>
          <table:table-cell office:value-type="string" office:value="period of one year">
            <text:p>period of one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年間5万人がここを訪れます。">
            <text:p>年間5万人がここを訪れます。</text:p>
          </table:table-cell>
          <table:table-cell office:value-type="string" office:value="ねんかん 5 まん にん が ここ を おとずれます。">
            <text:p>ねんかん 5 まん にん が ここ を おとずれます。</text:p>
          </table:table-cell>
          <table:table-cell office:value-type="string" office:value="This place gets 50,000 visitors a year.">
            <text:p>This place gets 50,000 visitors a year.</text:p>
          </table:table-cell>
          <table:table-cell office:value-type="string" office:value="私は年間で100万円、娘のバレエのレッスンに使います。">
            <text:p>私は年間で100万円、娘のバレエのレッスンに使います。</text:p>
          </table:table-cell>
          <table:table-cell office:value-type="string" office:value="わたし は ねんかん で 100 まん えん、むすめ の バレエ の レッスン に つかいます。">
            <text:p>わたし は ねんかん で 100 まん えん、むすめ の バレエ の レッスン に つかいます。</text:p>
          </table:table-cell>
          <table:table-cell office:value-type="string" office:value="I spend about a million yen a year on my daughter's ballet lessons.">
            <text:p>I spend about a million yen a year on my daughter's ballet less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青">
            <text:p>青</text:p>
          </table:table-cell>
          <table:table-cell office:value-type="string" office:value="あお">
            <text:p>あお</text:p>
          </table:table-cell>
          <table:table-cell office:value-type="string" office:value="blue, green">
            <text:p>blue, gre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好きな色は青です。">
            <text:p>私の好きな色は青です。</text:p>
          </table:table-cell>
          <table:table-cell office:value-type="string" office:value="わたし の すきな いろ は あお です。">
            <text:p>わたし の すきな いろ は あお です。</text:p>
          </table:table-cell>
          <table:table-cell office:value-type="string" office:value="My favorite color is blue.">
            <text:p>My favorite color is blue.</text:p>
          </table:table-cell>
          <table:table-cell office:value-type="string" office:value="信号が青に変わりました。">
            <text:p>信号が青に変わりました。</text:p>
          </table:table-cell>
          <table:table-cell office:value-type="string" office:value="しんごう が あお に かわりました。">
            <text:p>しんごう が あお に かわりました。</text:p>
          </table:table-cell>
          <table:table-cell office:value-type="string" office:value="The traffic light turned green.">
            <text:p>The traffic light turned gre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赤">
            <text:p>赤</text:p>
          </table:table-cell>
          <table:table-cell office:value-type="string" office:value="あか">
            <text:p>あか</text:p>
          </table:table-cell>
          <table:table-cell office:value-type="string" office:value="red color">
            <text:p>red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信号が赤に変わりました。">
            <text:p>信号が赤に変わりました。</text:p>
          </table:table-cell>
          <table:table-cell office:value-type="string" office:value="しんごう が あか に かわりました。">
            <text:p>しんごう が あか に かわりました。</text:p>
          </table:table-cell>
          <table:table-cell office:value-type="string" office:value="The traffic light changed to red.">
            <text:p>The traffic light changed to red.</text:p>
          </table:table-cell>
          <table:table-cell office:value-type="string" office:value="私の好きな色は赤です。">
            <text:p>私の好きな色は赤です。</text:p>
          </table:table-cell>
          <table:table-cell office:value-type="string" office:value="わたし の すき な いろ は あか です。">
            <text:p>わたし の すき な いろ は あか です。</text:p>
          </table:table-cell>
          <table:table-cell office:value-type="string" office:value="My favorite color is red.">
            <text:p>My favorite color is 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信号">
            <text:p>信号</text:p>
          </table:table-cell>
          <table:table-cell office:value-type="string" office:value="しんごう">
            <text:p>しんごう</text:p>
          </table:table-cell>
          <table:table-cell office:value-type="string" office:value="signal, traffic light">
            <text:p>signal, traffic l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信号が青になった。">
            <text:p>信号が青になった。</text:p>
          </table:table-cell>
          <table:table-cell office:value-type="string" office:value="しんごう が あお に なった。">
            <text:p>しんごう が あお に なった。</text:p>
          </table:table-cell>
          <table:table-cell office:value-type="string" office:value="The traffic light turned green.">
            <text:p>The traffic light turned green.</text:p>
          </table:table-cell>
          <table:table-cell office:value-type="string" office:value="信号は黄色でした。">
            <text:p>信号は黄色でした。</text:p>
          </table:table-cell>
          <table:table-cell office:value-type="string" office:value="しんごう は きいろ でした。">
            <text:p>しんごう は きいろ でした。</text:p>
          </table:table-cell>
          <table:table-cell office:value-type="string" office:value="The traffic light was yellow.">
            <text:p>The traffic light was yel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円">
            <text:p>円</text:p>
          </table:table-cell>
          <table:table-cell office:value-type="string" office:value="えん">
            <text:p>えん</text:p>
          </table:table-cell>
          <table:table-cell office:value-type="string" office:value="circle">
            <text:p>cir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こに大きな円を描いて。">
            <text:p>そこに大きな円を描いて。</text:p>
          </table:table-cell>
          <table:table-cell office:value-type="string" office:value="そこ に おおきな えん を かいて。">
            <text:p>そこ に おおきな えん を かいて。</text:p>
          </table:table-cell>
          <table:table-cell office:value-type="string" office:value="Draw a big circle there.">
            <text:p>Draw a big circle there.</text:p>
          </table:table-cell>
          <table:table-cell office:value-type="string" office:value="ゲームをするので円になってください。">
            <text:p>ゲームをするので円になってください。</text:p>
          </table:table-cell>
          <table:table-cell office:value-type="string" office:value="ゲーム を する ので えん に なって ください。">
            <text:p>ゲーム を する ので えん に なって ください。</text:p>
          </table:table-cell>
          <table:table-cell office:value-type="string" office:value="Because we are playing a game, please make a circle.">
            <text:p>Because we are playing a game, please make a circ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非常に">
            <text:p>非常に</text:p>
          </table:table-cell>
          <table:table-cell office:value-type="string" office:value="ひじょうに">
            <text:p>ひじょうに</text:p>
          </table:table-cell>
          <table:table-cell office:value-type="string" office:value="very, extremely">
            <text:p>very, extreme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れは非常に重要です。">
            <text:p>これは非常に重要です。</text:p>
          </table:table-cell>
          <table:table-cell office:value-type="string" office:value="これ は ひじょうに じゅうよう です。">
            <text:p>これ は ひじょうに じゅうよう です。</text:p>
          </table:table-cell>
          <table:table-cell office:value-type="string" office:value="This is very important.">
            <text:p>This is very important.</text:p>
          </table:table-cell>
          <table:table-cell office:value-type="string" office:value="この問題は非常に複雑です。">
            <text:p>この問題は非常に複雑です。</text:p>
          </table:table-cell>
          <table:table-cell office:value-type="string" office:value="この もんだい は ひじょうに ふくざつ です。">
            <text:p>この もんだい は ひじょうに ふくざつ です。</text:p>
          </table:table-cell>
          <table:table-cell office:value-type="string" office:value="This problem is very complicated.">
            <text:p>This problem is very complic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複雑">
            <text:p>複雑</text:p>
          </table:table-cell>
          <table:table-cell office:value-type="string" office:value="ふくざつ">
            <text:p>ふくざつ</text:p>
          </table:table-cell>
          <table:table-cell office:value-type="string" office:value="complicated, intricate">
            <text:p>complicated, intrica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のプログラムはとても複雑です。">
            <text:p>このプログラムはとても複雑です。</text:p>
          </table:table-cell>
          <table:table-cell office:value-type="string" office:value="この プログラム は とても ふくざつ です。">
            <text:p>この プログラム は とても ふくざつ です。</text:p>
          </table:table-cell>
          <table:table-cell office:value-type="string" office:value="This program is very complicated.">
            <text:p>This program is very complicated.</text:p>
          </table:table-cell>
          <table:table-cell office:value-type="string" office:value="この問題は非常に複雑です。">
            <text:p>この問題は非常に複雑です。</text:p>
          </table:table-cell>
          <table:table-cell office:value-type="string" office:value="この もんだい は ひじょうに ふくざつ です。">
            <text:p>この もんだい は ひじょうに ふくざつ です。</text:p>
          </table:table-cell>
          <table:table-cell office:value-type="string" office:value="This problem is very complicated.">
            <text:p>This problem is very complic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和">
            <text:p>平和</text:p>
          </table:table-cell>
          <table:table-cell office:value-type="string" office:value="へいわ">
            <text:p>へいわ</text:p>
          </table:table-cell>
          <table:table-cell office:value-type="string" office:value="peace, harmony">
            <text:p>peace, harmon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の国は平和です。">
            <text:p>この国は平和です。</text:p>
          </table:table-cell>
          <table:table-cell office:value-type="string" office:value="この くに は へいわ です。">
            <text:p>この くに は へいわ です。</text:p>
          </table:table-cell>
          <table:table-cell office:value-type="string" office:value="This country is at peace.">
            <text:p>This country is at peace.</text:p>
          </table:table-cell>
          <table:table-cell office:value-type="string" office:value="私は世界の平和を守りたい。">
            <text:p>私は世界の平和を守りたい。</text:p>
          </table:table-cell>
          <table:table-cell office:value-type="string" office:value="わたし は せかい の へいわ を まもりたい。">
            <text:p>わたし は せかい の へいわ を まもりたい。</text:p>
          </table:table-cell>
          <table:table-cell office:value-type="string" office:value="I want to preserve world peace.">
            <text:p>I want to preserve world pe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る">
            <text:p>回る</text:p>
          </table:table-cell>
          <table:table-cell office:value-type="string" office:value="まわる">
            <text:p>まわる</text:p>
          </table:table-cell>
          <table:table-cell office:value-type="string" office:value="turn round, go around">
            <text:p>turn round, go arou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月は地球のまわりを回っています。">
            <text:p>月は地球のまわりを回っています。</text:p>
          </table:table-cell>
          <table:table-cell office:value-type="string" office:value="つき は ちきゅう の まわり を まわって います。">
            <text:p>つき は ちきゅう の まわり を まわって います。</text:p>
          </table:table-cell>
          <table:table-cell office:value-type="string" office:value="The moon spins around the earth.">
            <text:p>The moon spins around the earth.</text:p>
          </table:table-cell>
          <table:table-cell office:value-type="string" office:value="犬が木のまわりを回っている。">
            <text:p>犬が木のまわりを回っている。</text:p>
          </table:table-cell>
          <table:table-cell office:value-type="string" office:value="いぬ が き の まわり を まわって いる。">
            <text:p>いぬ が き の まわり を まわって いる。</text:p>
          </table:table-cell>
          <table:table-cell office:value-type="string" office:value="A dog is going around the tree.">
            <text:p>A dog is going around the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若者">
            <text:p>若者</text:p>
          </table:table-cell>
          <table:table-cell office:value-type="string" office:value="わかもの">
            <text:p>わかもの</text:p>
          </table:table-cell>
          <table:table-cell office:value-type="string" office:value="young person, youth">
            <text:p>young person, you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最近の若者は本を読まない。">
            <text:p>最近の若者は本を読まない。</text:p>
          </table:table-cell>
          <table:table-cell office:value-type="string" office:value="さいきん の わかもの は ほん を よまない。">
            <text:p>さいきん の わかもの は ほん を よまない。</text:p>
          </table:table-cell>
          <table:table-cell office:value-type="string" office:value="Young people these days don't read books.">
            <text:p>Young people these days don't read books.</text:p>
          </table:table-cell>
          <table:table-cell office:value-type="string" office:value="このエリアは若者に人気です。">
            <text:p>このエリアは若者に人気です。</text:p>
          </table:table-cell>
          <table:table-cell office:value-type="string" office:value="この エリア は わかもの に にんき です。">
            <text:p>この エリア は わかもの に にんき です。</text:p>
          </table:table-cell>
          <table:table-cell office:value-type="string" office:value="This area is popular among young people.">
            <text:p>This area is popular among you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雪">
            <text:p>雪</text:p>
          </table:table-cell>
          <table:table-cell office:value-type="string" office:value="ゆき">
            <text:p>ゆき</text:p>
          </table:table-cell>
          <table:table-cell office:value-type="string" office:value="snow, snowfall">
            <text:p>snow, snowf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クリスマスに雪が降りました。">
            <text:p>クリスマスに雪が降りました。</text:p>
          </table:table-cell>
          <table:table-cell office:value-type="string" office:value="クリスマス に ゆき が ふりました。">
            <text:p>クリスマス に ゆき が ふりました。</text:p>
          </table:table-cell>
          <table:table-cell office:value-type="string" office:value="It snowed on Christmas Day.">
            <text:p>It snowed on Christmas Day.</text:p>
          </table:table-cell>
          <table:table-cell office:value-type="string" office:value="白は雪の色です。">
            <text:p>白は雪の色です。</text:p>
          </table:table-cell>
          <table:table-cell office:value-type="string" office:value="しろ は ゆき の いろ です。">
            <text:p>しろ は ゆき の いろ です。</text:p>
          </table:table-cell>
          <table:table-cell office:value-type="string" office:value="White is the color of snow.">
            <text:p>White is the color of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雪">
            <text:p>雪</text:p>
          </table:table-cell>
          <table:table-cell office:value-type="string" office:value="ゆき">
            <text:p>ゆき</text:p>
          </table:table-cell>
          <table:table-cell office:value-type="string" office:value="snow, snowfall">
            <text:p>snow, snowf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クリスマスに雪が降りました。">
            <text:p>クリスマスに雪が降りました。</text:p>
          </table:table-cell>
          <table:table-cell office:value-type="string" office:value="クリスマス に ゆき が ふりました。">
            <text:p>クリスマス に ゆき が ふりました。</text:p>
          </table:table-cell>
          <table:table-cell office:value-type="string" office:value="It snowed on Christmas Day.">
            <text:p>It snowed on Christmas Day.</text:p>
          </table:table-cell>
          <table:table-cell office:value-type="string" office:value="白は雪の色です。">
            <text:p>白は雪の色です。</text:p>
          </table:table-cell>
          <table:table-cell office:value-type="string" office:value="しろ は ゆき の いろ です。">
            <text:p>しろ は ゆき の いろ です。</text:p>
          </table:table-cell>
          <table:table-cell office:value-type="string" office:value="White is the color of snow.">
            <text:p>White is the color of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